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1201in" style:use-optimal-column-width="false"/>
    </style:style>
    <style:style style:name="TableColumn3" style:family="table-column">
      <style:table-column-properties style:column-width="5.4548in" style:use-optimal-column-width="false"/>
    </style:style>
    <style:style style:name="Table1" style:family="table" style:master-page-name="MP0">
      <style:table-properties style:width="6.575in" fo:margin-left="-0.075in" table:align="left"/>
    </style:style>
    <style:style style:name="TableRow4" style:family="table-row">
      <style:table-row-properties style:min-row-height="2.3715in" style:use-optimal-row-height="false"/>
    </style:style>
    <style:style style:name="TableCell5" style:family="table-cell">
      <style:table-cell-properties fo:border="none" style:writing-mode="lr-tb" fo:padding-top="0in" fo:padding-left="0.075in" fo:padding-bottom="0in" fo:padding-right="0.075in"/>
    </style:style>
    <style:style style:name="P6" style:parent-style-name="Standard" style:family="paragraph">
      <style:paragraph-properties fo:break-before="page"/>
    </style:style>
    <style:style style:name="TableCell7" style:family="table-cell">
      <style:table-cell-properties fo:border="none" style:writing-mode="lr-tb" fo:padding-top="0in" fo:padding-left="0in" fo:padding-bottom="0in" fo:padding-right="0in"/>
    </style:style>
    <style:style style:name="P8" style:parent-style-name="Standard" style:family="paragraph">
      <style:paragraph-properties fo:line-height="200%"/>
    </style:style>
    <style:style style:name="T9" style:parent-style-name="Основнойшрифтабзаца" style:family="text">
      <style:text-properties fo:font-weight="bold" style:font-weight-asian="bold" style:font-weight-complex="bold"/>
    </style:style>
    <style:style style:name="T10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1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2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3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4" style:parent-style-name="Основнойшрифтабзаца" style:family="text">
      <style:text-properties fo:font-size="14pt" style:font-size-asian="14pt" style:font-size-complex="14pt"/>
    </style:style>
    <style:style style:name="P15" style:parent-style-name="Standard" style:family="paragraph">
      <style:paragraph-properties fo:text-align="end" fo:line-height="200%"/>
    </style:style>
    <style:style style:name="T16" style:parent-style-name="Основнойшрифтабзаца" style:family="text">
      <style:text-properties fo:font-size="10pt" style:font-size-asian="10pt" style:font-size-complex="10pt"/>
    </style:style>
    <style:style style:name="T1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9" style:parent-style-name="Основнойшрифтабзаца" style:family="text">
      <style:text-properties fo:font-size="10pt" style:font-size-asian="10pt" style:font-size-complex="10pt"/>
    </style:style>
    <style:style style:name="T2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22" style:parent-style-name="Standard" style:family="paragraph">
      <style:paragraph-properties fo:text-align="end" fo:line-height="200%"/>
    </style:style>
    <style:style style:name="T23" style:parent-style-name="Основнойшрифтабзаца" style:family="text">
      <style:text-properties fo:font-size="10pt" style:font-size-asian="10pt" style:font-size-complex="10pt"/>
    </style:style>
    <style:style style:name="T2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P27" style:parent-style-name="Standard" style:family="paragraph">
      <style:paragraph-properties fo:text-align="end" fo:line-height="200%"/>
    </style:style>
    <style:style style:name="T28" style:parent-style-name="Основнойшрифтабзаца" style:family="text">
      <style:text-properties fo:font-size="10pt" style:font-size-asian="10pt" style:font-size-complex="10pt"/>
    </style:style>
    <style:style style:name="T2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0" style:parent-style-name="Основнойшрифтабзаца" style:family="text">
      <style:text-properties fo:font-size="10pt" style:font-size-asian="10pt" style:font-size-complex="10pt"/>
    </style:style>
    <style:style style:name="T3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5" style:parent-style-name="Основнойшрифтабзаца" style:family="text">
      <style:text-properties fo:font-size="10pt" style:font-size-asian="10pt" style:font-size-complex="10pt"/>
    </style:style>
    <style:style style:name="T36" style:parent-style-name="Основнойшрифтабзаца" style:family="text">
      <style:text-properties fo:font-size="10pt" style:font-size-asian="10pt" style:font-size-complex="10pt"/>
    </style:style>
    <style:style style:name="T3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8" style:parent-style-name="Основнойшрифтабзаца" style:family="text">
      <style:text-properties fo:font-size="10pt" style:font-size-asian="10pt" style:font-size-complex="10pt"/>
    </style:style>
    <style:style style:name="T39" style:parent-style-name="Основнойшрифтабзаца" style:family="text">
      <style:text-properties fo:font-size="10pt" style:font-size-asian="10pt" style:font-size-complex="10pt"/>
    </style:style>
    <style:style style:name="T40" style:parent-style-name="Основнойшрифтабзаца" style:family="text">
      <style:text-properties fo:font-size="10pt" style:font-size-asian="10pt" style:font-size-complex="10pt"/>
    </style:style>
    <style:style style:name="P41" style:parent-style-name="Standard" style:family="paragraph">
      <style:paragraph-properties fo:text-align="end" fo:line-height="200%"/>
    </style:style>
    <style:style style:name="T42" style:parent-style-name="Основнойшрифтабзаца" style:family="text">
      <style:text-properties fo:font-size="10pt" style:font-size-asian="10pt" style:font-size-complex="10pt"/>
    </style:style>
    <style:style style:name="T4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5" style:parent-style-name="Основнойшрифтабзаца" style:family="text">
      <style:text-properties fo:font-size="10pt" style:font-size-asian="10pt" style:font-size-complex="10pt"/>
    </style:style>
    <style:style style:name="T4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50" style:parent-style-name="Standard" style:family="paragraph">
      <style:paragraph-properties fo:text-align="end" fo:line-height="200%"/>
    </style:style>
    <style:style style:name="T51" style:parent-style-name="Основнойшрифтабзаца" style:family="text">
      <style:text-properties fo:font-size="10pt" style:font-size-asian="10pt" style:font-size-complex="10pt"/>
    </style:style>
    <style:style style:name="T5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57" style:parent-style-name="Standard" style:family="paragraph">
      <style:paragraph-properties fo:text-align="end" fo:line-height="200%"/>
    </style:style>
    <style:style style:name="T58" style:parent-style-name="Основнойшрифтабзаца" style:family="text">
      <style:text-properties fo:font-size="10pt" style:font-size-asian="10pt" style:font-size-complex="10pt"/>
    </style:style>
    <style:style style:name="T5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60" style:parent-style-name="Основнойшрифтабзаца" style:family="text">
      <style:text-properties fo:font-size="10pt" style:font-size-asian="10pt" style:font-size-complex="10pt"/>
    </style:style>
    <style:style style:name="T6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6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63" style:parent-style-name="Основнойшрифтабзаца" style:family="text">
      <style:text-properties fo:font-size="10pt" style:font-size-asian="10pt" style:font-size-complex="10pt"/>
    </style:style>
    <style:style style:name="T6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65" style:parent-style-name="Основнойшрифтабзаца" style:family="text">
      <style:text-properties fo:font-size="10pt" style:font-size-asian="10pt" style:font-size-complex="10pt"/>
    </style:style>
    <style:style style:name="T66" style:parent-style-name="Основнойшрифтабзаца" style:family="text">
      <style:text-properties fo:font-size="10pt" style:font-size-asian="10pt" style:font-size-complex="10pt"/>
    </style:style>
    <style:style style:name="T6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6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69" style:parent-style-name="Standard" style:family="paragraph">
      <style:paragraph-properties fo:text-align="end" fo:line-height="200%"/>
    </style:style>
    <style:style style:name="T70" style:parent-style-name="Основнойшрифтабзаца" style:family="text">
      <style:text-properties fo:font-size="10pt" style:font-size-asian="10pt" style:font-size-complex="10pt"/>
    </style:style>
    <style:style style:name="T7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5" style:parent-style-name="Standard" style:list-style-name="WWNum1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76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77" style:parent-style-name="Основнойшрифтабзаца" style:family="text">
      <style:text-properties fo:font-size="10pt" style:font-size-asian="10pt" style:font-size-complex="10pt"/>
    </style:style>
    <style:style style:name="T7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0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0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102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103" style:parent-style-name="Standard" style:list-style-name="WWNum1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104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105" style:parent-style-name="Основнойшрифтабзаца" style:family="text">
      <style:text-properties fo:font-size="10pt" style:font-size-asian="10pt" style:font-size-complex="10pt"/>
    </style:style>
    <style:style style:name="T10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0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0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0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1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1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1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1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1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1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1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1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1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1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2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2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2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2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2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2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2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2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2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2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3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3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3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3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3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3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3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137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138" style:parent-style-name="Standard" style:list-style-name="WWNum1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139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140" style:parent-style-name="Основнойшрифтабзаца" style:family="text">
      <style:text-properties fo:font-size="10pt" style:font-size-asian="10pt" style:font-size-complex="10pt"/>
    </style:style>
    <style:style style:name="T141" style:parent-style-name="Основнойшрифтабзаца" style:family="text">
      <style:text-properties fo:font-style="italic" style:font-style-asian="italic" style:font-style-complex="italic" fo:font-size="10pt" style:font-size-asian="10pt" style:font-size-complex="10pt"/>
    </style:style>
    <style:style style:name="T142" style:parent-style-name="Основнойшрифтабзаца" style:family="text">
      <style:text-properties fo:font-size="10pt" style:font-size-asian="10pt" style:font-size-complex="10pt"/>
    </style:style>
    <style:style style:name="T14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4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4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4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4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4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4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5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5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5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5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5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5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5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5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5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5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6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6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6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6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6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6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6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6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6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6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7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7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7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7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7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7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7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7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7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7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8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8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8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8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8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8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8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8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8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8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9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9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9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9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9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9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9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9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9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9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0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201" style:parent-style-name="Standard" style:list-style-name="WWNum1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202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203" style:parent-style-name="Основнойшрифтабзаца" style:family="text">
      <style:text-properties fo:font-size="10pt" style:font-size-asian="10pt" style:font-size-complex="10pt"/>
    </style:style>
    <style:style style:name="T204" style:parent-style-name="Основнойшрифтабзаца" style:family="text">
      <style:text-properties fo:font-style="italic" style:font-style-asian="italic" style:font-style-complex="italic" fo:font-size="10pt" style:font-size-asian="10pt" style:font-size-complex="10pt"/>
    </style:style>
    <style:style style:name="T205" style:parent-style-name="Основнойшрифтабзаца" style:family="text">
      <style:text-properties fo:font-size="10pt" style:font-size-asian="10pt" style:font-size-complex="10pt"/>
    </style:style>
    <style:style style:name="P206" style:parent-style-name="Standard" style:family="paragraph">
      <style:paragraph-properties fo:margin-left="0.25in">
        <style:tab-stops/>
      </style:paragraph-properties>
    </style:style>
    <style:style style:name="T207" style:parent-style-name="Основнойшрифтабзаца" style:family="text">
      <style:text-properties fo:font-size="10pt" style:font-size-asian="10pt" style:font-size-complex="10pt"/>
    </style:style>
    <style:style style:name="T20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0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10" style:parent-style-name="Основнойшрифтабзаца" style:family="text">
      <style:text-properties fo:font-size="10pt" style:font-size-asian="10pt" style:font-size-complex="10pt"/>
    </style:style>
    <style:style style:name="T21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1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13" style:parent-style-name="Основнойшрифтабзаца" style:family="text">
      <style:text-properties fo:font-size="10pt" style:font-size-asian="10pt" style:font-size-complex="10pt"/>
    </style:style>
    <style:style style:name="T21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1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1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17" style:parent-style-name="Основнойшрифтабзаца" style:family="text">
      <style:text-properties fo:font-size="10pt" style:font-size-asian="10pt" style:font-size-complex="10pt"/>
    </style:style>
    <style:style style:name="T21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1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20" style:parent-style-name="Основнойшрифтабзаца" style:family="text">
      <style:text-properties fo:font-size="10pt" style:font-size-asian="10pt" style:font-size-complex="10pt"/>
    </style:style>
    <style:style style:name="P221" style:parent-style-name="Standard" style:family="paragraph">
      <style:paragraph-properties fo:text-align="justify" fo:margin-left="0.25in">
        <style:tab-stops/>
      </style:paragraph-properties>
    </style:style>
    <style:style style:name="T222" style:parent-style-name="Основнойшрифтабзаца" style:family="text">
      <style:text-properties fo:font-size="10pt" style:font-size-asian="10pt" style:font-size-complex="10pt"/>
    </style:style>
    <style:style style:name="T22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2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25" style:parent-style-name="Основнойшрифтабзаца" style:family="text">
      <style:text-properties fo:font-size="10pt" style:font-size-asian="10pt" style:font-size-complex="10pt"/>
    </style:style>
    <style:style style:name="T22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2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28" style:parent-style-name="Основнойшрифтабзаца" style:family="text">
      <style:text-properties fo:font-size="10pt" style:font-size-asian="10pt" style:font-size-complex="10pt"/>
    </style:style>
    <style:style style:name="T22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3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3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32" style:parent-style-name="Основнойшрифтабзаца" style:family="text">
      <style:text-properties fo:font-size="10pt" style:font-size-asian="10pt" style:font-size-complex="10pt"/>
    </style:style>
    <style:style style:name="T23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3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3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236" style:parent-style-name="Standard" style:family="paragraph">
      <style:paragraph-properties fo:text-align="justify" fo:margin-left="0.25in">
        <style:tab-stops/>
      </style:paragraph-properties>
    </style:style>
    <style:style style:name="T237" style:parent-style-name="Основнойшрифтабзаца" style:family="text">
      <style:text-properties fo:font-size="10pt" style:font-size-asian="10pt" style:font-size-complex="10pt"/>
    </style:style>
    <style:style style:name="T23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3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4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4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4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4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4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4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4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4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4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4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5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5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5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5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5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5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5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5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5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5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6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6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262" style:parent-style-name="Standard" style:family="paragraph">
      <style:paragraph-properties fo:text-align="justify" fo:margin-left="0.25in">
        <style:tab-stops/>
      </style:paragraph-properties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263" style:parent-style-name="Standard" style:family="paragraph">
      <style:paragraph-properties fo:text-align="justify" fo:margin-left="0.25in">
        <style:tab-stops/>
      </style:paragraph-properties>
      <style:text-properties fo:font-style="italic" style:font-style-asian="italic" style:font-style-complex="italic" fo:font-size="10pt" style:font-size-asian="10pt" style:font-size-complex="10pt"/>
    </style:style>
    <style:style style:name="P264" style:parent-style-name="Standard" style:family="paragraph">
      <style:paragraph-properties fo:text-align="justify" fo:margin-left="0.25in">
        <style:tab-stops/>
      </style:paragraph-properties>
    </style:style>
    <style:style style:name="T265" style:parent-style-name="Основнойшрифтабзаца" style:family="text">
      <style:text-properties fo:font-size="10pt" style:font-size-asian="10pt" style:font-size-complex="10pt"/>
    </style:style>
    <style:style style:name="T26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6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6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6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70" style:parent-style-name="Основнойшрифтабзаца" style:family="text">
      <style:text-properties fo:font-size="10pt" style:font-size-asian="10pt" style:font-size-complex="10pt"/>
    </style:style>
    <style:style style:name="T27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7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73" style:parent-style-name="Основнойшрифтабзаца" style:family="text">
      <style:text-properties fo:font-size="10pt" style:font-size-asian="10pt" style:font-size-complex="10pt"/>
    </style:style>
    <style:style style:name="T27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7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76" style:parent-style-name="Основнойшрифтабзаца" style:family="text">
      <style:text-properties fo:font-size="10pt" style:font-size-asian="10pt" style:font-size-complex="10pt"/>
    </style:style>
    <style:style style:name="T27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7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279" style:parent-style-name="Standard" style:family="paragraph">
      <style:paragraph-properties fo:text-align="justify" fo:margin-left="0.25in">
        <style:tab-stops/>
      </style:paragraph-properties>
    </style:style>
    <style:style style:name="T280" style:parent-style-name="Основнойшрифтабзаца" style:family="text">
      <style:text-properties fo:font-size="10pt" style:font-size-asian="10pt" style:font-size-complex="10pt"/>
    </style:style>
    <style:style style:name="T28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8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8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8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8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8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8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8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8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9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9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9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9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9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9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9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9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9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9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0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0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0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0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0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305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P306" style:parent-style-name="Standard" style:list-style-name="WWNum1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307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308" style:parent-style-name="Основнойшрифтабзаца" style:family="text">
      <style:text-properties fo:font-size="10pt" style:font-size-asian="10pt" style:font-size-complex="10pt"/>
    </style:style>
    <style:style style:name="T309" style:parent-style-name="Основнойшрифтабзаца" style:family="text">
      <style:text-properties fo:font-style="italic" style:font-style-asian="italic" style:font-style-complex="italic" fo:font-size="10pt" style:font-size-asian="10pt" style:font-size-complex="10pt"/>
    </style:style>
    <style:style style:name="T310" style:parent-style-name="Основнойшрифтабзаца" style:family="text">
      <style:text-properties fo:font-size="10pt" style:font-size-asian="10pt" style:font-size-complex="10pt"/>
    </style:style>
    <style:style style:name="P311" style:parent-style-name="Standard" style:family="paragraph">
      <style:paragraph-properties fo:margin-left="0.25in">
        <style:tab-stops/>
      </style:paragraph-properties>
    </style:style>
    <style:style style:name="T312" style:parent-style-name="Основнойшрифтабзаца" style:family="text">
      <style:text-properties fo:font-size="10pt" style:font-size-asian="10pt" style:font-size-complex="10pt"/>
    </style:style>
    <style:style style:name="T31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1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15" style:parent-style-name="Основнойшрифтабзаца" style:family="text">
      <style:text-properties fo:font-size="10pt" style:font-size-asian="10pt" style:font-size-complex="10pt"/>
    </style:style>
    <style:style style:name="T31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1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1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1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20" style:parent-style-name="Основнойшрифтабзаца" style:family="text">
      <style:text-properties fo:font-size="10pt" style:font-size-asian="10pt" style:font-size-complex="10pt"/>
    </style:style>
    <style:style style:name="T32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2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323" style:parent-style-name="Standard" style:family="paragraph">
      <style:paragraph-properties fo:margin-left="0.25in">
        <style:tab-stops/>
      </style:paragraph-properties>
    </style:style>
    <style:style style:name="T324" style:parent-style-name="Основнойшрифтабзаца" style:family="text">
      <style:text-properties fo:font-size="10pt" style:font-size-asian="10pt" style:font-size-complex="10pt"/>
    </style:style>
    <style:style style:name="T32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2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2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2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2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3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3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32" style:parent-style-name="Основнойшрифтабзаца" style:family="text">
      <style:text-properties fo:font-size="10pt" style:font-size-asian="10pt" style:font-size-complex="10pt"/>
    </style:style>
    <style:style style:name="T33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3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3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336" style:parent-style-name="Standard" style:family="paragraph">
      <style:paragraph-properties fo:margin-left="0.25in">
        <style:tab-stops/>
      </style:paragraph-properties>
    </style:style>
    <style:style style:name="T337" style:parent-style-name="Основнойшрифтабзаца" style:family="text">
      <style:text-properties fo:font-size="10pt" style:font-size-asian="10pt" style:font-size-complex="10pt"/>
    </style:style>
    <style:style style:name="T33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3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4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4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4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4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4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45" style:parent-style-name="Основнойшрифтабзаца" style:family="text">
      <style:text-properties fo:font-size="10pt" style:font-size-asian="10pt" style:font-size-complex="10pt"/>
    </style:style>
    <style:style style:name="T34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4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4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349" style:parent-style-name="Standard" style:family="paragraph">
      <style:paragraph-properties fo:margin-left="0.25in">
        <style:tab-stops/>
      </style:paragraph-properties>
    </style:style>
    <style:style style:name="T350" style:parent-style-name="Основнойшрифтабзаца" style:family="text">
      <style:text-properties fo:font-size="10pt" style:font-size-asian="10pt" style:font-size-complex="10pt"/>
    </style:style>
    <style:style style:name="T35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5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5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5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5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5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5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5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59" style:parent-style-name="Основнойшрифтабзаца" style:family="text">
      <style:text-properties fo:font-size="10pt" style:font-size-asian="10pt" style:font-size-complex="10pt"/>
    </style:style>
    <style:style style:name="T36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6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6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363" style:parent-style-name="Standard" style:family="paragraph">
      <style:paragraph-properties fo:margin-left="0.25in">
        <style:tab-stops/>
      </style:paragraph-properties>
    </style:style>
    <style:style style:name="T364" style:parent-style-name="Основнойшрифтабзаца" style:family="text">
      <style:text-properties fo:font-size="10pt" style:font-size-asian="10pt" style:font-size-complex="10pt"/>
    </style:style>
    <style:style style:name="T36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6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6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6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6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7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7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7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7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7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7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7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7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7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7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8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8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8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8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8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8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8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387" style:parent-style-name="Standard" style:family="paragraph">
      <style:paragraph-properties fo:margin-left="0.25in">
        <style:tab-stops/>
      </style:paragraph-properties>
    </style:style>
    <style:style style:name="T388" style:parent-style-name="Основнойшрифтабзаца" style:family="text">
      <style:text-properties fo:font-size="10pt" style:font-size-asian="10pt" style:font-size-complex="10pt"/>
    </style:style>
    <style:style style:name="T38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9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9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9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9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9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9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9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9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398" style:parent-style-name="Standard" style:family="paragraph">
      <style:paragraph-properties fo:margin-left="0.25in">
        <style:tab-stops/>
      </style:paragraph-properties>
    </style:style>
    <style:style style:name="T399" style:parent-style-name="Основнойшрифтабзаца" style:family="text">
      <style:text-properties fo:font-size="10pt" style:font-size-asian="10pt" style:font-size-complex="10pt"/>
    </style:style>
    <style:style style:name="T40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0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0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0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0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0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0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0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0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0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1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1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1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1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1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1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1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1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1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419" style:parent-style-name="Standard" style:family="paragraph">
      <style:paragraph-properties fo:margin-left="0.25in">
        <style:tab-stops/>
      </style:paragraph-properties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420" style:parent-style-name="Standard" style:family="paragraph">
      <style:paragraph-properties fo:margin-left="0.25in">
        <style:tab-stops/>
      </style:paragraph-properties>
      <style:text-properties fo:font-style="italic" style:font-style-asian="italic" style:font-style-complex="italic" fo:font-size="10pt" style:font-size-asian="10pt" style:font-size-complex="10pt"/>
    </style:style>
    <style:style style:name="P421" style:parent-style-name="Standard" style:family="paragraph">
      <style:paragraph-properties fo:margin-left="0.25in">
        <style:tab-stops/>
      </style:paragraph-properties>
    </style:style>
    <style:style style:name="T422" style:parent-style-name="Основнойшрифтабзаца" style:family="text">
      <style:text-properties fo:font-size="10pt" style:font-size-asian="10pt" style:font-size-complex="10pt"/>
    </style:style>
    <style:style style:name="T42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2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25" style:parent-style-name="Основнойшрифтабзаца" style:family="text">
      <style:text-properties fo:font-size="10pt" style:font-size-asian="10pt" style:font-size-complex="10pt"/>
    </style:style>
    <style:style style:name="T42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2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2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2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30" style:parent-style-name="Основнойшрифтабзаца" style:family="text">
      <style:text-properties fo:font-size="10pt" style:font-size-asian="10pt" style:font-size-complex="10pt"/>
    </style:style>
    <style:style style:name="T43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3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433" style:parent-style-name="Standard" style:family="paragraph">
      <style:paragraph-properties fo:margin-left="0.25in">
        <style:tab-stops/>
      </style:paragraph-properties>
    </style:style>
    <style:style style:name="T434" style:parent-style-name="Основнойшрифтабзаца" style:family="text">
      <style:text-properties fo:font-size="10pt" style:font-size-asian="10pt" style:font-size-complex="10pt"/>
    </style:style>
    <style:style style:name="T435" style:parent-style-name="Основнойшрифтабзаца" style:family="text">
      <style:text-properties fo:font-size="10pt" style:font-size-asian="10pt" style:font-size-complex="10pt"/>
    </style:style>
    <style:style style:name="T43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3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3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3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4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4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4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43" style:parent-style-name="Основнойшрифтабзаца" style:family="text">
      <style:text-properties fo:font-size="10pt" style:font-size-asian="10pt" style:font-size-complex="10pt"/>
    </style:style>
    <style:style style:name="T44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4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4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447" style:parent-style-name="Standard" style:family="paragraph">
      <style:paragraph-properties fo:margin-left="0.25in">
        <style:tab-stops/>
      </style:paragraph-properties>
    </style:style>
    <style:style style:name="T448" style:parent-style-name="Основнойшрифтабзаца" style:family="text">
      <style:text-properties fo:font-size="10pt" style:font-size-asian="10pt" style:font-size-complex="10pt"/>
    </style:style>
    <style:style style:name="T44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5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5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5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5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5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5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56" style:parent-style-name="Основнойшрифтабзаца" style:family="text">
      <style:text-properties fo:font-size="10pt" style:font-size-asian="10pt" style:font-size-complex="10pt"/>
    </style:style>
    <style:style style:name="T45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5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5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460" style:parent-style-name="Standard" style:family="paragraph">
      <style:paragraph-properties fo:margin-left="0.25in">
        <style:tab-stops/>
      </style:paragraph-properties>
    </style:style>
    <style:style style:name="T461" style:parent-style-name="Основнойшрифтабзаца" style:family="text">
      <style:text-properties fo:font-size="10pt" style:font-size-asian="10pt" style:font-size-complex="10pt"/>
    </style:style>
    <style:style style:name="T46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6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6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6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6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6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6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6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70" style:parent-style-name="Основнойшрифтабзаца" style:family="text">
      <style:text-properties fo:font-size="10pt" style:font-size-asian="10pt" style:font-size-complex="10pt"/>
    </style:style>
    <style:style style:name="T47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7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7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474" style:parent-style-name="Standard" style:family="paragraph">
      <style:paragraph-properties fo:margin-left="0.25in">
        <style:tab-stops/>
      </style:paragraph-properties>
    </style:style>
    <style:style style:name="T475" style:parent-style-name="Основнойшрифтабзаца" style:family="text">
      <style:text-properties fo:font-size="10pt" style:font-size-asian="10pt" style:font-size-complex="10pt"/>
    </style:style>
    <style:style style:name="T47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7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7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7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8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8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8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8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8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8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8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8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8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8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9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9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9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9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9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9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9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9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498" style:parent-style-name="Standard" style:family="paragraph">
      <style:paragraph-properties fo:margin-left="0.25in">
        <style:tab-stops/>
      </style:paragraph-properties>
    </style:style>
    <style:style style:name="T499" style:parent-style-name="Основнойшрифтабзаца" style:family="text">
      <style:text-properties fo:font-size="10pt" style:font-size-asian="10pt" style:font-size-complex="10pt"/>
    </style:style>
    <style:style style:name="T50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0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0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0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0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0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0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0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0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509" style:parent-style-name="Standard" style:family="paragraph">
      <style:paragraph-properties fo:margin-left="0.25in">
        <style:tab-stops/>
      </style:paragraph-properties>
    </style:style>
    <style:style style:name="T510" style:parent-style-name="Основнойшрифтабзаца" style:family="text">
      <style:text-properties fo:font-size="10pt" style:font-size-asian="10pt" style:font-size-complex="10pt"/>
    </style:style>
    <style:style style:name="T511" style:parent-style-name="Основнойшрифтабзаца" style:family="text">
      <style:text-properties fo:font-size="10pt" style:font-size-asian="10pt" style:font-size-complex="10pt"/>
    </style:style>
    <style:style style:name="T51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1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1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1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1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1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1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1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2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2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2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2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2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2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2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2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2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2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3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531" style:parent-style-name="Standard" style:list-style-name="WWNum1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532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533" style:parent-style-name="Основнойшрифтабзаца" style:family="text">
      <style:text-properties fo:font-size="10pt" style:font-size-asian="10pt" style:font-size-complex="10pt"/>
    </style:style>
    <style:style style:name="P534" style:parent-style-name="Standard" style:family="paragraph">
      <style:text-properties fo:font-size="10pt" style:font-size-asian="10pt" style:font-size-complex="10pt"/>
    </style:style>
    <style:style style:name="T535" style:parent-style-name="Основнойшрифтабзаца" style:family="text">
      <style:text-properties fo:font-size="10pt" style:font-size-asian="10pt" style:font-size-complex="10pt"/>
    </style:style>
    <style:style style:name="T536" style:parent-style-name="Основнойшрифтабзаца" style:family="text">
      <style:text-properties fo:font-size="10pt" style:font-size-asian="10pt" style:font-size-complex="10pt"/>
    </style:style>
    <style:style style:name="T53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38" style:parent-style-name="Основнойшрифтабзаца" style:family="text">
      <style:text-properties fo:font-size="10pt" style:font-size-asian="10pt" style:font-size-complex="10pt"/>
    </style:style>
    <style:style style:name="T53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40" style:parent-style-name="Основнойшрифтабзаца" style:family="text">
      <style:text-properties fo:font-size="10pt" style:font-size-asian="10pt" style:font-size-complex="10pt"/>
    </style:style>
    <style:style style:name="P541" style:parent-style-name="Standard" style:family="paragraph">
      <style:text-properties fo:font-size="10pt" style:font-size-asian="10pt" style:font-size-complex="10pt"/>
    </style:style>
    <style:style style:name="P542" style:parent-style-name="Standard" style:family="paragraph">
      <style:text-properties fo:font-size="10pt" style:font-size-asian="10pt" style:font-size-complex="10pt"/>
    </style:style>
    <style:style style:name="P543" style:parent-style-name="Standard" style:family="paragraph">
      <style:text-properties fo:font-size="10pt" style:font-size-asian="10pt" style:font-size-complex="10pt"/>
    </style:style>
    <style:style style:name="P544" style:parent-style-name="Standard" style:family="paragraph">
      <style:text-properties fo:font-size="10pt" style:font-size-asian="10pt" style:font-size-complex="10pt"/>
    </style:style>
    <style:style style:name="P545" style:parent-style-name="Standard" style:family="paragraph">
      <style:text-properties fo:font-size="10pt" style:font-size-asian="10pt" style:font-size-complex="10pt"/>
    </style:style>
    <style:style style:name="P546" style:parent-style-name="Standard" style:family="paragraph">
      <style:text-properties fo:font-size="10pt" style:font-size-asian="10pt" style:font-size-complex="10pt"/>
    </style:style>
    <style:style style:name="P547" style:parent-style-name="Standard" style:family="paragraph">
      <style:text-properties fo:font-size="10pt" style:font-size-asian="10pt" style:font-size-complex="10pt"/>
    </style:style>
    <style:style style:name="P548" style:parent-style-name="Standard" style:family="paragraph">
      <style:text-properties fo:font-size="10pt" style:font-size-asian="10pt" style:font-size-complex="10pt"/>
    </style:style>
    <style:style style:name="P549" style:parent-style-name="Standard" style:family="paragraph">
      <style:text-properties fo:font-size="10pt" style:font-size-asian="10pt" style:font-size-complex="10pt"/>
    </style:style>
    <style:style style:name="P550" style:parent-style-name="Standard" style:family="paragraph">
      <style:text-properties fo:font-size="10pt" style:font-size-asian="10pt" style:font-size-complex="10pt"/>
    </style:style>
    <style:style style:name="P551" style:parent-style-name="Standard" style:family="paragraph">
      <style:text-properties fo:font-size="10pt" style:font-size-asian="10pt" style:font-size-complex="10pt"/>
    </style:style>
    <style:style style:name="P552" style:parent-style-name="Standard" style:family="paragraph">
      <style:text-properties fo:font-size="10pt" style:font-size-asian="10pt" style:font-size-complex="10pt"/>
    </style:style>
    <style:style style:name="P553" style:parent-style-name="Standard" style:family="paragraph">
      <style:text-properties fo:font-size="10pt" style:font-size-asian="10pt" style:font-size-complex="10pt"/>
    </style:style>
    <style:style style:name="P554" style:parent-style-name="Standard" style:family="paragraph">
      <style:text-properties fo:font-size="10pt" style:font-size-asian="10pt" style:font-size-complex="10pt"/>
    </style:style>
    <style:style style:name="P555" style:parent-style-name="Standard" style:family="paragraph">
      <style:text-properties fo:font-size="10pt" style:font-size-asian="10pt" style:font-size-complex="10pt"/>
    </style:style>
    <style:style style:name="P556" style:parent-style-name="Standard" style:family="paragraph">
      <style:text-properties fo:font-size="10pt" style:font-size-asian="10pt" style:font-size-complex="10pt"/>
    </style:style>
    <style:style style:name="P557" style:parent-style-name="Standard" style:family="paragraph">
      <style:text-properties fo:font-size="10pt" style:font-size-asian="10pt" style:font-size-complex="10pt"/>
    </style:style>
    <style:style style:name="P558" style:parent-style-name="Standard" style:family="paragraph">
      <style:text-properties fo:font-size="10pt" style:font-size-asian="10pt" style:font-size-complex="10pt"/>
    </style:style>
    <style:style style:name="P559" style:parent-style-name="Standard" style:family="paragraph">
      <style:text-properties fo:font-size="10pt" style:font-size-asian="10pt" style:font-size-complex="10pt"/>
    </style:style>
    <style:style style:name="P560" style:parent-style-name="Standard" style:family="paragraph">
      <style:text-properties fo:font-size="10pt" style:font-size-asian="10pt" style:font-size-complex="10pt"/>
    </style:style>
    <style:style style:name="P561" style:parent-style-name="Standard" style:family="paragraph">
      <style:text-properties fo:font-size="10pt" style:font-size-asian="10pt" style:font-size-complex="10pt"/>
    </style:style>
    <style:style style:name="P562" style:parent-style-name="Standard" style:family="paragraph">
      <style:text-properties fo:font-size="10pt" style:font-size-asian="10pt" style:font-size-complex="10pt"/>
    </style:style>
    <style:style style:name="P563" style:parent-style-name="Standard" style:family="paragraph">
      <style:text-properties fo:font-size="10pt" style:font-size-asian="10pt" style:font-size-complex="10pt"/>
    </style:style>
    <style:style style:name="P564" style:parent-style-name="Standard" style:family="paragraph">
      <style:text-properties fo:font-size="10pt" style:font-size-asian="10pt" style:font-size-complex="10pt"/>
    </style:style>
    <style:style style:name="P565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566" style:parent-style-name="Standard" style:list-style-name="WWNum1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567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568" style:parent-style-name="Основнойшрифтабзаца" style:family="text">
      <style:text-properties fo:font-size="10pt" style:font-size-asian="10pt" style:font-size-complex="10pt"/>
    </style:style>
    <style:style style:name="P569" style:parent-style-name="Standard" style:family="paragraph">
      <style:text-properties fo:font-size="10pt" style:font-size-asian="10pt" style:font-size-complex="10pt"/>
    </style:style>
    <style:style style:name="P570" style:parent-style-name="Standard" style:list-style-name="LFO3" style:family="paragraph">
      <style:text-properties fo:font-size="10pt" style:font-size-asian="10pt" style:font-size-complex="10pt"/>
    </style:style>
    <style:style style:name="P571" style:parent-style-name="Standard" style:list-style-name="LFO3" style:family="paragraph">
      <style:text-properties fo:font-size="10pt" style:font-size-asian="10pt" style:font-size-complex="10pt"/>
    </style:style>
    <style:style style:name="P572" style:parent-style-name="Standard" style:list-style-name="LFO3" style:family="paragraph">
      <style:text-properties fo:font-size="10pt" style:font-size-asian="10pt" style:font-size-complex="10pt"/>
    </style:style>
    <style:style style:name="P573" style:parent-style-name="Standard" style:list-style-name="LFO3" style:family="paragraph"/>
    <style:style style:name="T574" style:parent-style-name="Основнойшрифтабзаца" style:family="text">
      <style:text-properties fo:font-size="10pt" style:font-size-asian="10pt" style:font-size-complex="10pt"/>
    </style:style>
    <style:style style:name="T57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76" style:parent-style-name="Основнойшрифтабзаца" style:family="text">
      <style:text-properties fo:font-size="10pt" style:font-size-asian="10pt" style:font-size-complex="10pt"/>
    </style:style>
    <style:style style:name="T57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78" style:parent-style-name="Основнойшрифтабзаца" style:family="text">
      <style:text-properties fo:font-size="10pt" style:font-size-asian="10pt" style:font-size-complex="10pt"/>
    </style:style>
    <style:style style:name="P579" style:parent-style-name="Standard" style:list-style-name="LFO3" style:family="paragraph"/>
    <style:style style:name="T580" style:parent-style-name="Основнойшрифтабзаца" style:family="text">
      <style:text-properties fo:font-size="10pt" style:font-size-asian="10pt" style:font-size-complex="10pt"/>
    </style:style>
    <style:style style:name="T581" style:parent-style-name="Основнойшрифтабзаца" style:family="text">
      <style:text-properties fo:font-size="10pt" style:font-size-asian="10pt" style:font-size-complex="10pt"/>
    </style:style>
    <style:style style:name="T58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83" style:parent-style-name="Основнойшрифтабзаца" style:family="text">
      <style:text-properties fo:font-size="10pt" style:font-size-asian="10pt" style:font-size-complex="10pt"/>
    </style:style>
    <style:style style:name="T58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85" style:parent-style-name="Основнойшрифтабзаца" style:family="text">
      <style:text-properties fo:font-size="10pt" style:font-size-asian="10pt" style:font-size-complex="10pt"/>
    </style:style>
    <style:style style:name="T58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87" style:parent-style-name="Основнойшрифтабзаца" style:family="text">
      <style:text-properties fo:font-size="10pt" style:font-size-asian="10pt" style:font-size-complex="10pt"/>
    </style:style>
    <style:style style:name="T58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89" style:parent-style-name="Основнойшрифтабзаца" style:family="text">
      <style:text-properties fo:font-size="10pt" style:font-size-asian="10pt" style:font-size-complex="10pt"/>
    </style:style>
    <style:style style:name="T59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91" style:parent-style-name="Основнойшрифтабзаца" style:family="text">
      <style:text-properties fo:font-size="10pt" style:font-size-asian="10pt" style:font-size-complex="10pt"/>
    </style:style>
    <style:style style:name="T59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93" style:parent-style-name="Основнойшрифтабзаца" style:family="text">
      <style:text-properties fo:font-size="10pt" style:font-size-asian="10pt" style:font-size-complex="10pt"/>
    </style:style>
    <style:style style:name="P594" style:parent-style-name="Standard" style:list-style-name="LFO3" style:family="paragraph">
      <style:text-properties fo:font-size="10pt" style:font-size-asian="10pt" style:font-size-complex="10pt"/>
    </style:style>
    <style:style style:name="P595" style:parent-style-name="Standard" style:family="paragraph">
      <style:text-properties fo:font-size="10pt" style:font-size-asian="10pt" style:font-size-complex="10pt"/>
    </style:style>
    <style:style style:name="P596" style:parent-style-name="Standard" style:family="paragraph">
      <style:text-properties fo:font-size="10pt" style:font-size-asian="10pt" style:font-size-complex="10pt"/>
    </style:style>
    <style:style style:name="P597" style:parent-style-name="Standard" style:family="paragraph">
      <style:text-properties fo:font-size="10pt" style:font-size-asian="10pt" style:font-size-complex="10pt"/>
    </style:style>
    <style:style style:name="P598" style:parent-style-name="Standard" style:family="paragraph">
      <style:text-properties fo:font-size="10pt" style:font-size-asian="10pt" style:font-size-complex="10pt"/>
    </style:style>
    <style:style style:name="P599" style:parent-style-name="Standard" style:family="paragraph">
      <style:text-properties fo:font-size="10pt" style:font-size-asian="10pt" style:font-size-complex="10pt"/>
    </style:style>
    <style:style style:name="P600" style:parent-style-name="Standard" style:family="paragraph">
      <style:text-properties fo:font-size="10pt" style:font-size-asian="10pt" style:font-size-complex="10pt"/>
    </style:style>
    <style:style style:name="P601" style:parent-style-name="Standard" style:family="paragraph">
      <style:text-properties fo:font-size="10pt" style:font-size-asian="10pt" style:font-size-complex="10pt"/>
    </style:style>
    <style:style style:name="P602" style:parent-style-name="Standard" style:family="paragraph">
      <style:text-properties fo:font-size="10pt" style:font-size-asian="10pt" style:font-size-complex="10pt"/>
    </style:style>
    <style:style style:name="P603" style:parent-style-name="Standard" style:family="paragraph">
      <style:text-properties fo:font-size="10pt" style:font-size-asian="10pt" style:font-size-complex="10pt"/>
    </style:style>
    <style:style style:name="P604" style:parent-style-name="Standard" style:family="paragraph">
      <style:text-properties fo:font-size="10pt" style:font-size-asian="10pt" style:font-size-complex="10pt"/>
    </style:style>
    <style:style style:name="P605" style:parent-style-name="Standard" style:family="paragraph">
      <style:text-properties fo:font-size="10pt" style:font-size-asian="10pt" style:font-size-complex="10pt"/>
    </style:style>
    <style:style style:name="P606" style:parent-style-name="Standard" style:family="paragraph">
      <style:text-properties fo:font-size="10pt" style:font-size-asian="10pt" style:font-size-complex="10pt"/>
    </style:style>
    <style:style style:name="P607" style:parent-style-name="Standard" style:family="paragraph">
      <style:text-properties fo:font-size="10pt" style:font-size-asian="10pt" style:font-size-complex="10pt"/>
    </style:style>
    <style:style style:name="P608" style:parent-style-name="Standard" style:family="paragraph">
      <style:text-properties fo:font-size="10pt" style:font-size-asian="10pt" style:font-size-complex="10pt"/>
    </style:style>
    <style:style style:name="P609" style:parent-style-name="Standard" style:family="paragraph">
      <style:text-properties fo:font-size="10pt" style:font-size-asian="10pt" style:font-size-complex="10pt"/>
    </style:style>
    <style:style style:name="P610" style:parent-style-name="Standard" style:family="paragraph">
      <style:text-properties fo:font-size="10pt" style:font-size-asian="10pt" style:font-size-complex="10pt"/>
    </style:style>
    <style:style style:name="P611" style:parent-style-name="Standard" style:family="paragraph">
      <style:text-properties fo:font-size="10pt" style:font-size-asian="10pt" style:font-size-complex="10pt"/>
    </style:style>
    <style:style style:name="P612" style:parent-style-name="Standard" style:family="paragraph">
      <style:text-properties fo:font-size="10pt" style:font-size-asian="10pt" style:font-size-complex="10pt"/>
    </style:style>
    <style:style style:name="P613" style:parent-style-name="Standard" style:family="paragraph">
      <style:text-properties fo:font-size="10pt" style:font-size-asian="10pt" style:font-size-complex="10pt"/>
    </style:style>
    <style:style style:name="P614" style:parent-style-name="Standard" style:family="paragraph">
      <style:text-properties fo:font-size="10pt" style:font-size-asian="10pt" style:font-size-complex="10pt"/>
    </style:style>
    <style:style style:name="P615" style:parent-style-name="Standard" style:family="paragraph">
      <style:text-properties fo:font-size="10pt" style:font-size-asian="10pt" style:font-size-complex="10pt"/>
    </style:style>
    <style:style style:name="P616" style:parent-style-name="Standard" style:family="paragraph">
      <style:text-properties fo:font-size="10pt" style:font-size-asian="10pt" style:font-size-complex="10pt"/>
    </style:style>
    <style:style style:name="P617" style:parent-style-name="Standard" style:family="paragraph">
      <style:text-properties fo:font-size="10pt" style:font-size-asian="10pt" style:font-size-complex="10pt"/>
    </style:style>
    <style:style style:name="T618" style:parent-style-name="Основнойшрифтабзаца" style:family="text">
      <style:text-properties fo:font-style="italic" style:font-style-asian="italic" style:font-style-complex="italic" fo:font-size="10pt" style:font-size-asian="10pt" style:font-size-complex="10pt"/>
    </style:style>
    <style:style style:name="T61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620" style:parent-style-name="Основнойшрифтабзаца" style:family="text">
      <style:text-properties fo:font-style="italic" style:font-style-asian="italic" style:font-style-complex="italic" fo:font-size="10pt" style:font-size-asian="10pt" style:font-size-complex="10pt"/>
    </style:style>
    <style:style style:name="P621" style:parent-style-name="Standard" style:family="paragraph">
      <style:text-properties fo:font-size="10pt" style:font-size-asian="10pt" style:font-size-complex="10pt"/>
    </style:style>
    <style:style style:name="P622" style:parent-style-name="Standard" style:family="paragraph">
      <style:paragraph-properties fo:text-align="end"/>
    </style:style>
    <style:style style:name="T623" style:parent-style-name="Основнойшрифтабзаца" style:family="text">
      <style:text-properties fo:font-size="10pt" style:font-size-asian="10pt" style:font-size-complex="10pt"/>
    </style:style>
    <style:style style:name="T624" style:parent-style-name="Основнойшрифтабзаца" style:family="text">
      <style:text-properties fo:font-size="10pt" style:font-size-asian="10pt" style:font-size-complex="10pt"/>
    </style:style>
    <style:style style:name="T62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62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62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62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629" style:parent-style-name="Standard" style:list-style-name="WWNum1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630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631" style:parent-style-name="Основнойшрифтабзаца" style:family="text">
      <style:text-properties fo:font-size="10pt" style:font-size-asian="10pt" style:font-size-complex="10pt"/>
    </style:style>
    <style:style style:name="P632" style:parent-style-name="Standard" style:family="paragraph">
      <style:text-properties fo:font-size="9pt" style:font-size-asian="9pt" style:font-size-complex="9pt"/>
    </style:style>
    <style:style style:name="P633" style:parent-style-name="Standard" style:family="paragraph">
      <style:text-properties fo:font-size="9pt" style:font-size-asian="9pt" style:font-size-complex="9pt"/>
    </style:style>
    <style:style style:name="P634" style:parent-style-name="Standard" style:family="paragraph">
      <style:text-properties fo:font-size="9pt" style:font-size-asian="9pt" style:font-size-complex="9pt"/>
    </style:style>
    <style:style style:name="P635" style:parent-style-name="Standard" style:family="paragraph">
      <style:text-properties fo:font-size="9pt" style:font-size-asian="9pt" style:font-size-complex="9pt"/>
    </style:style>
    <style:style style:name="P636" style:parent-style-name="Standard" style:family="paragraph">
      <style:text-properties fo:font-size="9pt" style:font-size-asian="9pt" style:font-size-complex="9pt"/>
    </style:style>
    <style:style style:name="P637" style:parent-style-name="Standard" style:family="paragraph">
      <style:text-properties fo:font-size="9pt" style:font-size-asian="9pt" style:font-size-complex="9pt"/>
    </style:style>
    <style:style style:name="P638" style:parent-style-name="Standard" style:family="paragraph">
      <style:text-properties fo:font-size="9pt" style:font-size-asian="9pt" style:font-size-complex="9pt"/>
    </style:style>
    <style:style style:name="P639" style:parent-style-name="Standard" style:family="paragraph">
      <style:text-properties fo:font-size="9pt" style:font-size-asian="9pt" style:font-size-complex="9pt"/>
    </style:style>
    <style:style style:name="P640" style:parent-style-name="Standard" style:family="paragraph">
      <style:text-properties fo:font-size="9pt" style:font-size-asian="9pt" style:font-size-complex="9pt"/>
    </style:style>
    <style:style style:name="P641" style:parent-style-name="Standard" style:family="paragraph">
      <style:text-properties fo:font-size="9pt" style:font-size-asian="9pt" style:font-size-complex="9pt"/>
    </style:style>
    <style:style style:name="P642" style:parent-style-name="Standard" style:family="paragraph">
      <style:text-properties fo:font-size="9pt" style:font-size-asian="9pt" style:font-size-complex="9pt"/>
    </style:style>
    <style:style style:name="P643" style:parent-style-name="Standard" style:family="paragraph">
      <style:text-properties fo:font-size="9pt" style:font-size-asian="9pt" style:font-size-complex="9pt"/>
    </style:style>
    <style:style style:name="P644" style:parent-style-name="Standard" style:family="paragraph">
      <style:text-properties fo:font-size="9pt" style:font-size-asian="9pt" style:font-size-complex="9pt"/>
    </style:style>
    <style:style style:name="P645" style:parent-style-name="Standard" style:family="paragraph">
      <style:text-properties fo:font-size="9pt" style:font-size-asian="9pt" style:font-size-complex="9pt"/>
    </style:style>
    <style:style style:name="P646" style:parent-style-name="Standard" style:family="paragraph">
      <style:text-properties fo:font-size="9pt" style:font-size-asian="9pt" style:font-size-complex="9pt"/>
    </style:style>
    <style:style style:name="P647" style:parent-style-name="Standard" style:family="paragraph">
      <style:text-properties fo:font-size="9pt" style:font-size-asian="9pt" style:font-size-complex="9pt"/>
    </style:style>
    <style:style style:name="P648" style:parent-style-name="Standard" style:family="paragraph">
      <style:text-properties fo:font-size="9pt" style:font-size-asian="9pt" style:font-size-complex="9pt"/>
    </style:style>
    <style:style style:name="P649" style:parent-style-name="Standard" style:family="paragraph">
      <style:text-properties fo:font-size="9pt" style:font-size-asian="9pt" style:font-size-complex="9pt"/>
    </style:style>
    <style:style style:name="P650" style:parent-style-name="Standard" style:family="paragraph">
      <style:text-properties fo:font-size="9pt" style:font-size-asian="9pt" style:font-size-complex="9pt"/>
    </style:style>
    <style:style style:name="P651" style:parent-style-name="Standard" style:family="paragraph">
      <style:text-properties fo:font-size="9pt" style:font-size-asian="9pt" style:font-size-complex="9pt"/>
    </style:style>
    <style:style style:name="P652" style:parent-style-name="Standard" style:family="paragraph">
      <style:text-properties fo:font-size="9pt" style:font-size-asian="9pt" style:font-size-complex="9pt"/>
    </style:style>
    <style:style style:name="P653" style:parent-style-name="Standard" style:family="paragraph">
      <style:text-properties fo:font-size="9pt" style:font-size-asian="9pt" style:font-size-complex="9pt"/>
    </style:style>
    <style:style style:name="P654" style:parent-style-name="Standard" style:family="paragraph">
      <style:text-properties fo:font-size="9pt" style:font-size-asian="9pt" style:font-size-complex="9pt"/>
    </style:style>
    <style:style style:name="P655" style:parent-style-name="Standard" style:family="paragraph">
      <style:text-properties fo:font-size="9pt" style:font-size-asian="9pt" style:font-size-complex="9pt"/>
    </style:style>
    <style:style style:name="P656" style:parent-style-name="Standard" style:family="paragraph">
      <style:text-properties fo:font-size="9pt" style:font-size-asian="9pt" style:font-size-complex="9pt"/>
    </style:style>
    <style:style style:name="P657" style:parent-style-name="Standard" style:family="paragraph">
      <style:text-properties fo:font-size="9pt" style:font-size-asian="9pt" style:font-size-complex="9pt"/>
    </style:style>
    <style:style style:name="P658" style:parent-style-name="Standard" style:family="paragraph">
      <style:text-properties fo:font-size="9pt" style:font-size-asian="9pt" style:font-size-complex="9pt"/>
    </style:style>
    <style:style style:name="P659" style:parent-style-name="Standard" style:family="paragraph">
      <style:text-properties fo:font-size="9pt" style:font-size-asian="9pt" style:font-size-complex="9pt"/>
    </style:style>
    <style:style style:name="P660" style:parent-style-name="Standard" style:family="paragraph">
      <style:text-properties fo:font-size="9pt" style:font-size-asian="9pt" style:font-size-complex="9pt"/>
    </style:style>
    <style:style style:name="P661" style:parent-style-name="Standard" style:family="paragraph">
      <style:text-properties fo:font-size="9pt" style:font-size-asian="9pt" style:font-size-complex="9pt"/>
    </style:style>
    <style:style style:name="P662" style:parent-style-name="Standard" style:family="paragraph">
      <style:text-properties fo:font-size="9pt" style:font-size-asian="9pt" style:font-size-complex="9pt"/>
    </style:style>
    <style:style style:name="P663" style:parent-style-name="Standard" style:family="paragraph">
      <style:text-properties fo:font-size="9pt" style:font-size-asian="9pt" style:font-size-complex="9pt"/>
    </style:style>
    <style:style style:name="P664" style:parent-style-name="Standard" style:family="paragraph">
      <style:text-properties fo:font-size="9pt" style:font-size-asian="9pt" style:font-size-complex="9pt"/>
    </style:style>
    <style:style style:name="P665" style:parent-style-name="Standard" style:family="paragraph">
      <style:text-properties fo:font-size="9pt" style:font-size-asian="9pt" style:font-size-complex="9pt"/>
    </style:style>
    <style:style style:name="P666" style:parent-style-name="Standard" style:family="paragraph">
      <style:text-properties fo:font-size="9pt" style:font-size-asian="9pt" style:font-size-complex="9pt"/>
    </style:style>
    <style:style style:name="P667" style:parent-style-name="Standard" style:family="paragraph">
      <style:text-properties fo:font-size="9pt" style:font-size-asian="9pt" style:font-size-complex="9pt"/>
    </style:style>
    <style:style style:name="P668" style:parent-style-name="Standard" style:family="paragraph">
      <style:text-properties fo:font-size="9pt" style:font-size-asian="9pt" style:font-size-complex="9pt"/>
    </style:style>
    <style:style style:name="P669" style:parent-style-name="Standard" style:family="paragraph">
      <style:text-properties fo:font-size="9pt" style:font-size-asian="9pt" style:font-size-complex="9pt"/>
    </style:style>
    <style:style style:name="P670" style:parent-style-name="Standard" style:family="paragraph">
      <style:text-properties fo:font-size="9pt" style:font-size-asian="9pt" style:font-size-complex="9pt"/>
    </style:style>
    <style:style style:name="P671" style:parent-style-name="Standard" style:family="paragraph">
      <style:text-properties fo:font-size="9pt" style:font-size-asian="9pt" style:font-size-complex="9pt"/>
    </style:style>
    <style:style style:name="P672" style:parent-style-name="Standard" style:family="paragraph">
      <style:text-properties fo:font-size="9pt" style:font-size-asian="9pt" style:font-size-complex="9pt"/>
    </style:style>
    <style:style style:name="P673" style:parent-style-name="Standard" style:family="paragraph">
      <style:text-properties fo:font-size="9pt" style:font-size-asian="9pt" style:font-size-complex="9pt"/>
    </style:style>
    <style:style style:name="P674" style:parent-style-name="Standard" style:family="paragraph">
      <style:text-properties fo:font-size="9pt" style:font-size-asian="9pt" style:font-size-complex="9pt"/>
    </style:style>
    <style:style style:name="P675" style:parent-style-name="Standard" style:family="paragraph">
      <style:text-properties fo:font-size="9pt" style:font-size-asian="9pt" style:font-size-complex="9pt"/>
    </style:style>
    <style:style style:name="P676" style:parent-style-name="Standard" style:family="paragraph">
      <style:text-properties fo:font-size="9pt" style:font-size-asian="9pt" style:font-size-complex="9pt"/>
    </style:style>
    <style:style style:name="P677" style:parent-style-name="Standard" style:family="paragraph">
      <style:text-properties fo:font-size="9pt" style:font-size-asian="9pt" style:font-size-complex="9pt"/>
    </style:style>
    <style:style style:name="P678" style:parent-style-name="Standard" style:family="paragraph">
      <style:text-properties fo:font-size="9pt" style:font-size-asian="9pt" style:font-size-complex="9pt"/>
    </style:style>
    <style:style style:name="P679" style:parent-style-name="Standard" style:family="paragraph">
      <style:text-properties fo:font-size="9pt" style:font-size-asian="9pt" style:font-size-complex="9pt"/>
    </style:style>
    <style:style style:name="P680" style:parent-style-name="Standard" style:family="paragraph">
      <style:text-properties fo:font-size="9pt" style:font-size-asian="9pt" style:font-size-complex="9pt"/>
    </style:style>
    <style:style style:name="P681" style:parent-style-name="Standard" style:family="paragraph">
      <style:text-properties fo:font-size="9pt" style:font-size-asian="9pt" style:font-size-complex="9pt"/>
    </style:style>
    <style:style style:name="P682" style:parent-style-name="Standard" style:family="paragraph">
      <style:text-properties fo:font-size="9pt" style:font-size-asian="9pt" style:font-size-complex="9pt"/>
    </style:style>
    <style:style style:name="P683" style:parent-style-name="Standard" style:family="paragraph">
      <style:text-properties fo:font-size="9pt" style:font-size-asian="9pt" style:font-size-complex="9pt"/>
    </style:style>
    <style:style style:name="P684" style:parent-style-name="Standard" style:family="paragraph">
      <style:text-properties fo:font-size="9pt" style:font-size-asian="9pt" style:font-size-complex="9pt"/>
    </style:style>
    <style:style style:name="P685" style:parent-style-name="Standard" style:family="paragraph">
      <style:text-properties fo:font-size="9pt" style:font-size-asian="9pt" style:font-size-complex="9pt"/>
    </style:style>
    <style:style style:name="P686" style:parent-style-name="Standard" style:family="paragraph">
      <style:text-properties fo:font-size="9pt" style:font-size-asian="9pt" style:font-size-complex="9pt"/>
    </style:style>
    <style:style style:name="P687" style:parent-style-name="Standard" style:family="paragraph">
      <style:text-properties fo:font-size="9pt" style:font-size-asian="9pt" style:font-size-complex="9pt"/>
    </style:style>
    <style:style style:name="P688" style:parent-style-name="Standard" style:family="paragraph">
      <style:text-properties fo:font-size="9pt" style:font-size-asian="9pt" style:font-size-complex="9pt"/>
    </style:style>
    <style:style style:name="P689" style:parent-style-name="Standard" style:family="paragraph">
      <style:text-properties fo:font-size="9pt" style:font-size-asian="9pt" style:font-size-complex="9pt"/>
    </style:style>
    <style:style style:name="P690" style:parent-style-name="Standard" style:family="paragraph">
      <style:text-properties fo:font-size="9pt" style:font-size-asian="9pt" style:font-size-complex="9pt"/>
    </style:style>
    <style:style style:name="P691" style:parent-style-name="Standard" style:family="paragraph">
      <style:text-properties fo:font-size="9pt" style:font-size-asian="9pt" style:font-size-complex="9pt"/>
    </style:style>
    <style:style style:name="P692" style:parent-style-name="Standard" style:family="paragraph">
      <style:text-properties fo:font-size="9pt" style:font-size-asian="9pt" style:font-size-complex="9pt"/>
    </style:style>
    <style:style style:name="P693" style:parent-style-name="Standard" style:family="paragraph">
      <style:text-properties fo:font-size="9pt" style:font-size-asian="9pt" style:font-size-complex="9pt"/>
    </style:style>
    <style:style style:name="P694" style:parent-style-name="Standard" style:family="paragraph">
      <style:text-properties fo:font-size="9pt" style:font-size-asian="9pt" style:font-size-complex="9pt"/>
    </style:style>
    <style:style style:name="P695" style:parent-style-name="Standard" style:family="paragraph">
      <style:text-properties fo:font-size="9pt" style:font-size-asian="9pt" style:font-size-complex="9pt"/>
    </style:style>
    <style:style style:name="P696" style:parent-style-name="Standard" style:family="paragraph">
      <style:text-properties fo:font-size="9pt" style:font-size-asian="9pt" style:font-size-complex="9pt"/>
    </style:style>
    <style:style style:name="P697" style:parent-style-name="Standard" style:family="paragraph">
      <style:text-properties fo:font-size="9pt" style:font-size-asian="9pt" style:font-size-complex="9pt"/>
    </style:style>
    <style:style style:name="P698" style:parent-style-name="Standard" style:family="paragraph">
      <style:text-properties fo:font-size="9pt" style:font-size-asian="9pt" style:font-size-complex="9pt"/>
    </style:style>
    <style:style style:name="P699" style:parent-style-name="Standard" style:family="paragraph">
      <style:text-properties fo:font-size="9pt" style:font-size-asian="9pt" style:font-size-complex="9pt" style:text-underline-type="single" style:text-underline-style="solid" style:text-underline-width="auto" style:text-underline-mode="continuous"/>
    </style:style>
    <style:style style:name="P700" style:parent-style-name="Standard" style:list-style-name="WWNum1" style:family="paragraph">
      <style:paragraph-properties fo:text-align="justify" fo:margin-left="0.25in">
        <style:tab-stops>
          <style:tab-stop style:type="left" style:position="0.25in"/>
        </style:tab-stops>
      </style:paragraph-properties>
    </style:style>
    <style:style style:name="T701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702" style:parent-style-name="Основнойшрифтабзаца" style:family="text">
      <style:text-properties fo:font-size="10pt" style:font-size-asian="10pt" style:font-size-complex="10pt"/>
    </style:style>
    <style:style style:name="T703" style:parent-style-name="Основнойшрифтабзаца" style:family="text">
      <style:text-properties fo:font-size="10pt" style:font-size-asian="10pt" style:font-size-complex="10pt"/>
    </style:style>
    <style:style style:name="T704" style:parent-style-name="Основнойшрифтабзаца" style:family="text">
      <style:text-properties fo:font-size="10pt" style:font-size-asian="10pt" style:font-size-complex="10pt"/>
    </style:style>
    <style:style style:name="TableColumn706" style:family="table-column">
      <style:table-column-properties style:column-width="0.3222in" style:use-optimal-column-width="false"/>
    </style:style>
    <style:style style:name="TableColumn707" style:family="table-column">
      <style:table-column-properties style:column-width="0.4652in" style:use-optimal-column-width="false"/>
    </style:style>
    <style:style style:name="TableColumn708" style:family="table-column">
      <style:table-column-properties style:column-width="0.6611in" style:use-optimal-column-width="false"/>
    </style:style>
    <style:style style:name="TableColumn709" style:family="table-column">
      <style:table-column-properties style:column-width="0.75in" style:use-optimal-column-width="false"/>
    </style:style>
    <style:style style:name="TableColumn710" style:family="table-column">
      <style:table-column-properties style:column-width="1.375in" style:use-optimal-column-width="false"/>
    </style:style>
    <style:style style:name="TableColumn711" style:family="table-column">
      <style:table-column-properties style:column-width="1.9986in" style:use-optimal-column-width="false"/>
    </style:style>
    <style:style style:name="TableColumn712" style:family="table-column">
      <style:table-column-properties style:column-width="1.1187in" style:use-optimal-column-width="false"/>
    </style:style>
    <style:style style:name="Table705" style:family="table">
      <style:table-properties style:width="6.6909in" fo:margin-left="-0.075in" table:align="left"/>
    </style:style>
    <style:style style:name="TableRow713" style:family="table-row">
      <style:table-row-properties style:use-optimal-row-height="false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Standard" style:family="paragraph">
      <style:paragraph-properties fo:text-align="center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Standard" style:family="paragraph">
      <style:paragraph-properties fo:text-align="center"/>
    </style:style>
    <style:style style:name="P718" style:parent-style-name="Standard" style:family="paragraph">
      <style:paragraph-properties fo:text-align="center"/>
    </style:style>
    <style:style style:name="P719" style:parent-style-name="Standard" style:family="paragraph">
      <style:paragraph-properties fo:text-align="center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Standard" style:family="paragraph">
      <style:paragraph-properties fo:text-align="center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Standard" style:family="paragraph">
      <style:paragraph-properties fo:text-align="center"/>
    </style:style>
    <style:style style:name="TableCell724" style:family="table-cell">
      <style:table-cell-properties fo:border="0.0069in solid #000000" style:writing-mode="lr-tb" fo:padding-top="0in" fo:padding-left="0.075in" fo:padding-bottom="0in" fo:padding-right="0.075in"/>
    </style:style>
    <style:style style:name="P725" style:parent-style-name="Standard" style:family="paragraph">
      <style:paragraph-properties fo:text-align="center"/>
    </style:style>
    <style:style style:name="TableCell726" style:family="table-cell">
      <style:table-cell-properties fo:border="0.0069in solid #000000" style:writing-mode="lr-tb" fo:padding-top="0in" fo:padding-left="0.075in" fo:padding-bottom="0in" fo:padding-right="0.075in"/>
    </style:style>
    <style:style style:name="P727" style:parent-style-name="Standard" style:family="paragraph">
      <style:paragraph-properties fo:text-align="center"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P729" style:parent-style-name="Standard" style:family="paragraph">
      <style:paragraph-properties fo:text-align="center"/>
    </style:style>
    <style:style style:name="TableRow730" style:family="table-row">
      <style:table-row-properties style:use-optimal-row-height="false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33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34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35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36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37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38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39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40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41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42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43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44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45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46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47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48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49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50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51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52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53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54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55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56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57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58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59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762" style:family="table-cell">
      <style:table-cell-properties fo:border="0.0069in solid #000000" style:writing-mode="lr-tb" fo:padding-top="0in" fo:padding-left="0.075in" fo:padding-bottom="0in" fo:padding-right="0.075in"/>
    </style:style>
    <style:style style:name="P763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764" style:family="table-cell">
      <style:table-cell-properties fo:border="0.0069in solid #000000" style:writing-mode="lr-tb" fo:padding-top="0in" fo:padding-left="0.075in" fo:padding-bottom="0in" fo:padding-right="0.075in"/>
    </style:style>
    <style:style style:name="P765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766" style:family="table-cell">
      <style:table-cell-properties fo:border="0.0069in solid #000000" style:writing-mode="lr-tb" fo:padding-top="0in" fo:padding-left="0.075in" fo:padding-bottom="0in" fo:padding-right="0.075in"/>
    </style:style>
    <style:style style:name="P767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768" style:family="table-cell">
      <style:table-cell-properties fo:border="0.0069in solid #000000" style:writing-mode="lr-tb" fo:padding-top="0in" fo:padding-left="0.075in" fo:padding-bottom="0in" fo:padding-right="0.075in"/>
    </style:style>
    <style:style style:name="P769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Standard" style:family="paragraph">
      <style:paragraph-properties fo:text-align="justify"/>
    </style:style>
    <style:style style:name="P772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73" style:parent-style-name="Standard" style:list-style-name="WWNum1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774" style:parent-style-name="Основнойшрифтабзаца" style:family="text">
      <style:text-properties fo:font-size="10pt" style:font-size-asian="10pt" style:font-size-complex="10pt"/>
    </style:style>
    <style:style style:name="T77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7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7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7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7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8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8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8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8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8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8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8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8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8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8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9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9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9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9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9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9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9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9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9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9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0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0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0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0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0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0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0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0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0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0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1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1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1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1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1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1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1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1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1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1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2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2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822" style:parent-style-name="Standard" style:list-style-name="WWNum1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823" style:parent-style-name="Основнойшрифтабзаца" style:family="text">
      <style:text-properties fo:font-size="10pt" style:font-size-asian="10pt" style:font-size-complex="10pt"/>
    </style:style>
    <style:style style:name="T82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2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826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82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2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2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3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3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3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3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3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3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3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3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3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3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4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4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4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4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4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4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4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4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4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4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5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5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5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5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5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5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5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5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5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5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6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6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6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6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6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6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6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6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6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6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7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7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7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7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7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7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7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7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7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7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8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8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8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8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8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8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8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8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8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8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9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9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9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9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9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9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9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9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9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9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0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0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0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0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0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0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0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0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0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0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1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1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1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1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1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1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1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1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1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1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2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2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2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2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2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2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2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2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2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2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3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3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3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3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3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3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3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3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3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3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4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4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4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4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4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4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4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4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4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4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5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951" style:parent-style-name="Standard" style:family="paragraph">
      <style:paragraph-properties fo:margin-left="0.25in">
        <style:tab-stops/>
      </style:paragraph-properties>
    </style:style>
    <style:style style:name="T952" style:parent-style-name="Основнойшрифтабзаца" style:family="text">
      <style:text-properties fo:font-size="10pt" style:font-size-asian="10pt" style:font-size-complex="10pt"/>
    </style:style>
    <style:style style:name="T95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5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5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5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5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5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5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6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6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6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6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6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6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6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6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6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6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7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7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7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7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7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7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7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7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7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7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8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8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8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8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8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8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8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8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8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8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9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9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9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9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9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9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9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9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9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9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00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00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00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00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00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00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00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00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00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00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01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01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01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01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01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01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01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01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01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01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1020" style:parent-style-name="Standard" style:family="paragraph">
      <style:paragraph-properties fo:margin-left="0.25in">
        <style:tab-stops/>
      </style:paragraph-properties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1021" style:parent-style-name="Standard" style:family="paragraph">
      <style:paragraph-properties fo:text-align="end" fo:margin-left="0.25in">
        <style:tab-stops/>
      </style:paragraph-properties>
    </style:style>
    <style:style style:name="T1022" style:parent-style-name="Основнойшрифтабзаца" style:family="text">
      <style:text-properties fo:font-size="10pt" style:font-size-asian="10pt" style:font-size-complex="10pt"/>
    </style:style>
    <style:style style:name="T1023" style:parent-style-name="Основнойшрифтабзаца" style:family="text">
      <style:text-properties fo:font-size="10pt" style:font-size-asian="10pt" style:font-size-complex="10pt"/>
    </style:style>
    <style:style style:name="T102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02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02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draw:frame draw:z-index="251657216" draw:style-name="a0" draw:name="Рисунок 1" text:anchor-type="paragraph" svg:x="0in" svg:y="0in" svg:width="0.03976in" svg:height="0.03976in" style:rel-width="scale" style:rel-height="scale"><draw:image xlink:href="" xlink:type="simple" xlink:show="embed" xlink:actuate="onLoad"/><svg:title/><svg:desc/></draw:frame></text:p>
          </table:table-cell>
          <table:table-cell table:style-name="TableCell7">
            <text:p text:style-name="P8"><text:span text:style-name="T9">Отчёт по лабораторной работе</text:span><text:s/>№<text:span text:style-name="T10"><text:tab/>24</text:span><text:span text:style-name="T11"><text:tab/></text:span><text:s/>по курсу<text:s/><text:span text:style-name="T12"><text:tab/>1</text:span><text:span text:style-name="T13"><text:tab/></text:span><text:span text:style-name="T14">­</text:span></text:p>
            <text:p text:style-name="P15"><text:span text:style-name="T16">студента группы<text:s/></text:span><text:span text:style-name="T17">Петров Илья Олегович</text:span><text:span text:style-name="T18"><text:tab/><text:s text:c="11"/>М8О-106Б<text:s/></text:span><text:span text:style-name="T19">, № по списку <text:s/></text:span><text:span text:style-name="T20"><text:tab/></text:span><text:span text:style-name="T21">15</text:span></text:p>
            <text:p text:style-name="P22"><text:span text:style-name="T23">Адреса</text:span><text:span text:style-name="T24"><text:s/>www, e-mail, skype<text:s/></text:span><text:span text:style-name="T25"><text:tab/></text:span><text:span text:style-name="T26"><text:tab/></text:span></text:p>
            <text:p text:style-name="P27"><text:span text:style-name="T28">Работа выполнена: “30</text:span><text:span text:style-name="T29"><text:tab/></text:span><text:span text:style-name="T30">“<text:s/></text:span><text:span text:style-name="T31"><text:tab/></text:span><text:span text:style-name="T32">мая</text:span><text:span text:style-name="T33"><text:tab/></text:span><text:span text:style-name="T34"><text:tab/></text:span><text:span text:style-name="T35"><text:s/>202</text:span><text:span text:style-name="T36">2</text:span><text:span text:style-name="T37"><text:tab/></text:span><text:span text:style-name="T38">г.</text:span><text:span text:style-name="T39"><text:tab/></text:span><text:span text:style-name="T40"><text:tab/></text:span></text:p>
            <text:p text:style-name="P41"><text:span text:style-name="T42">Преподаватель:</text:span><text:span text:style-name="T43"><text:tab/></text:span><text:span text:style-name="T44"><text:tab/></text:span><text:span text:style-name="T45"><text:s/></text:span><text:span text:style-name="T46"><text:tab/>Дубинин А.В.</text:span><text:span text:style-name="T47"><text:tab/></text:span><text:span text:style-name="T48"><text:tab/></text:span><text:span text:style-name="T49"><text:tab/></text:span></text:p>
            <text:p text:style-name="P50"><text:span text:style-name="T51">Входной контроль знаний с оценкой<text:s/></text:span><text:span text:style-name="T52"><text:tab/></text:span><text:span text:style-name="T53"><text:tab/></text:span><text:span text:style-name="T54"><text:tab/></text:span><text:span text:style-name="T55"><text:tab/></text:span><text:span text:style-name="T56"><text:tab/></text:span></text:p>
            <text:p text:style-name="P57"><text:span text:style-name="T58">Отчёт сдан “</text:span><text:span text:style-name="T59"><text:tab/></text:span><text:span text:style-name="T60">“<text:s/></text:span><text:span text:style-name="T61"><text:tab/></text:span><text:span text:style-name="T62"><text:tab/></text:span><text:span text:style-name="T63"><text:s/>20</text:span><text:span text:style-name="T64"><text:tab/></text:span><text:span text:style-name="T65">г.,</text:span><text:span text:style-name="T66"><text:s/>итоговая оценка<text:s/></text:span><text:span text:style-name="T67"><text:tab/></text:span><text:span text:style-name="T68"><text:tab/></text:span></text:p>
            <text:p text:style-name="P69"><text:span text:style-name="T70">Подпись преподавателя<text:s/></text:span><text:span text:style-name="T71"><text:tab/></text:span><text:span text:style-name="T72"><text:tab/></text:span><text:span text:style-name="T73"><text:tab/></text:span><text:span text:style-name="T74"><text:tab/></text:span></text:p>
          </table:table-cell>
        </table:table-row>
      </table:table>
      <text:p text:style-name="Standard"/>
      <text:list text:style-name="WWNum1">
        <text:list-item text:start-value="1">
          <text:p text:style-name="P75"><text:span text:style-name="T76">Тема</text:span><text:span text:style-name="T77">: <text:s/></text:span><text:span text:style-name="T78">Деревья выражений</text:span><text:span text:style-name="T79"><text:tab/></text:span><text:span text:style-name="T80"><text:tab/></text:span><text:span text:style-name="T81"><text:tab/></text:span><text:span text:style-name="T82"><text:tab/></text:span><text:span text:style-name="T83"><text:tab/></text:span><text:span text:style-name="T84"><text:tab/></text:span><text:span text:style-name="T85"><text:tab/></text:span><text:span text:style-name="T86"><text:tab/></text:span><text:span text:style-name="T87"><text:tab/></text:span><text:span text:style-name="T88"><text:tab/></text:span><text:span text:style-name="T89"><text:tab/></text:span><text:span text:style-name="T90"><text:tab/></text:span><text:span text:style-name="T91"><text:tab/></text:span><text:span text:style-name="T92"><text:tab/></text:span><text:span text:style-name="T93"><text:tab/></text:span><text:span text:style-name="T94"><text:tab/></text:span><text:span text:style-name="T95"><text:tab/></text:span><text:span text:style-name="T96"><text:tab/></text:span><text:span text:style-name="T97"><text:tab/></text:span><text:span text:style-name="T98"><text:tab/></text:span><text:span text:style-name="T99"><text:tab/></text:span><text:span text:style-name="T100"><text:tab/></text:span><text:span text:style-name="T101"><text:tab/></text:span></text:p>
        </text:list-item>
      </text:list>
      <text:p text:style-name="P102"/>
      <text:list text:style-name="WWNum1" text:continue-numbering="true">
        <text:list-item>
          <text:p text:style-name="P103"><text:span text:style-name="T104">Цель работы</text:span><text:span text:style-name="T105">: <text:s/></text:span><text:span text:style-name="T106">Составить программу на языке С для преобразования арифметических выражений в обратную польскую запись, для построения дерева выражений и<text:s/></text:span><text:span text:style-name="T107">работы с ним.</text:span><text:span text:style-name="T108"><text:tab/></text:span><text:span text:style-name="T109"><text:tab/></text:span><text:span text:style-name="T110"><text:tab/></text:span><text:span text:style-name="T111"><text:tab/></text:span><text:span text:style-name="T112"><text:tab/></text:span><text:span text:style-name="T113"><text:tab/></text:span><text:span text:style-name="T114"><text:tab/></text:span><text:span text:style-name="T115"><text:tab/></text:span><text:span text:style-name="T116"><text:tab/></text:span><text:span text:style-name="T117"><text:tab/></text:span><text:span text:style-name="T118"><text:tab/></text:span><text:span text:style-name="T119"><text:tab/></text:span><text:span text:style-name="T120"><text:tab/></text:span><text:span text:style-name="T121"><text:tab/></text:span><text:span text:style-name="T122"><text:tab/></text:span><text:span text:style-name="T123"><text:tab/></text:span><text:span text:style-name="T124"><text:tab/></text:span><text:span text:style-name="T125"><text:tab/></text:span><text:span text:style-name="T126"><text:tab/></text:span><text:span text:style-name="T127"><text:tab/></text:span><text:span text:style-name="T128"><text:tab/></text:span><text:span text:style-name="T129"><text:tab/></text:span><text:span text:style-name="T130"><text:tab/></text:span><text:span text:style-name="T131"><text:tab/></text:span><text:span text:style-name="T132"><text:tab/></text:span><text:span text:style-name="T133"><text:tab/></text:span><text:span text:style-name="T134"><text:tab/></text:span><text:span text:style-name="T135"><text:tab/></text:span><text:span text:style-name="T136"><text:tab/></text:span></text:p>
        </text:list-item>
      </text:list>
      <text:p text:style-name="P137"/>
      <text:list text:style-name="WWNum1" text:continue-numbering="true">
        <text:list-item>
          <text:p text:style-name="P138"><text:span text:style-name="T139">Задание</text:span><text:span text:style-name="T140"><text:s/>(</text:span><text:span text:style-name="T141">вариант №63</text:span><text:span text:style-name="T142"><text:s/>): <text:s/></text:span><text:span text:style-name="T143">Разложить на множители разность кубов <text:s/></text:span><text:span text:style-name="T144"><text:tab/></text:span><text:span text:style-name="T145"><text:tab/></text:span><text:span text:style-name="T146"><text:tab/></text:span><text:span text:style-name="T147"><text:tab/></text:span><text:span text:style-name="T148"><text:tab/></text:span><text:span text:style-name="T149"><text:tab/></text:span><text:span text:style-name="T150">a</text:span><text:span text:style-name="T151">^3-</text:span><text:span text:style-name="T152">b</text:span><text:span text:style-name="T153">^3 <text:s/>-&gt; <text:s/>(</text:span><text:span text:style-name="T154">a</text:span><text:span text:style-name="T155">-</text:span><text:span text:style-name="T156">b</text:span><text:span text:style-name="T157">)*(</text:span><text:span text:style-name="T158">a</text:span><text:span text:style-name="T159">^2+</text:span><text:span text:style-name="T160">a</text:span><text:span text:style-name="T161">*</text:span><text:span text:style-name="T162">b</text:span><text:span text:style-name="T163">+</text:span><text:span text:style-name="T164">b</text:span><text:span text:style-name="T165">^2)</text:span><text:span text:style-name="T166"><text:tab/></text:span><text:span text:style-name="T167"><text:tab/></text:span><text:span text:style-name="T168"><text:tab/></text:span><text:span text:style-name="T169"><text:tab/></text:span><text:span text:style-name="T170"><text:tab/></text:span><text:span text:style-name="T171"><text:tab/></text:span><text:span text:style-name="T172"><text:tab/></text:span><text:span text:style-name="T173"><text:tab/></text:span><text:span text:style-name="T174"><text:tab/></text:span><text:span text:style-name="T175"><text:tab/></text:span><text:span text:style-name="T176"><text:tab/></text:span><text:span text:style-name="T177"><text:tab/></text:span><text:span text:style-name="T178"><text:tab/></text:span><text:span text:style-name="T179"><text:tab/></text:span><text:span text:style-name="T180"><text:tab/></text:span><text:span text:style-name="T181"><text:tab/></text:span><text:span text:style-name="T182"><text:tab/></text:span><text:span text:style-name="T183"><text:tab/></text:span><text:span text:style-name="T184"><text:tab/></text:span><text:span text:style-name="T185"><text:tab/></text:span><text:span text:style-name="T186"><text:tab/></text:span><text:span text:style-name="T187"><text:tab/></text:span><text:span text:style-name="T188"><text:tab/></text:span><text:span text:style-name="T189"><text:tab/></text:span><text:span text:style-name="T190"><text:tab/></text:span><text:span text:style-name="T191"><text:tab/></text:span><text:span text:style-name="T192"><text:tab/></text:span><text:span text:style-name="T193"><text:tab/></text:span><text:span text:style-name="T194"><text:tab/></text:span><text:span text:style-name="T195"><text:tab/></text:span><text:span text:style-name="T196"><text:tab/></text:span><text:span text:style-name="T197"><text:tab/></text:span><text:span text:style-name="T198"><text:tab/></text:span><text:span text:style-name="T199"><text:tab/></text:span><text:span text:style-name="T200"><text:tab/></text:span></text:p>
        </text:list-item>
        <text:list-item>
          <text:p text:style-name="P201"><text:span text:style-name="T202">Оборудование</text:span><text:span text:style-name="T203"><text:s/>(</text:span><text:span text:style-name="T204">лабораторное</text:span><text:span text:style-name="T205">):</text:span></text:p>
        </text:list-item>
      </text:list>
      <text:p text:style-name="P206"><text:span text:style-name="T207">ЭВМ<text:s/></text:span><text:span text:style-name="T208"><text:tab/></text:span><text:span text:style-name="T209"><text:tab/></text:span><text:span text:style-name="T210">, процессор<text:s/></text:span><text:span text:style-name="T211"><text:tab/></text:span><text:span text:style-name="T212"><text:tab/></text:span><text:span text:style-name="T213">, имя узла сети<text:s/></text:span><text:span text:style-name="T214"><text:tab/></text:span><text:span text:style-name="T215"><text:tab/></text:span><text:span text:style-name="T216"><text:tab/></text:span><text:span text:style-name="T217"><text:s/>с ОП<text:s/></text:span><text:span text:style-name="T218"><text:tab/></text:span><text:span text:style-name="T219"><text:tab/><text:s text:c="9"/></text:span><text:span text:style-name="T220"><text:s/>МБ</text:span></text:p>
      <text:p text:style-name="P221"><text:span text:style-name="T222">НМД<text:s/></text:span><text:span text:style-name="T223"><text:tab/></text:span><text:span text:style-name="T224"><text:tab/></text:span><text:span text:style-name="T225"><text:s/>ГБ. <text:s/>Терминал<text:s/></text:span><text:span text:style-name="T226"><text:tab/></text:span><text:span text:style-name="T227"><text:tab/></text:span><text:span text:style-name="T228"><text:s/>адрес<text:s/></text:span><text:span text:style-name="T229"><text:tab/></text:span><text:span text:style-name="T230"><text:tab/></text:span><text:span text:style-name="T231"><text:tab/></text:span><text:span text:style-name="T232">. Принтер<text:s/></text:span><text:span text:style-name="T233"><text:tab/></text:span><text:span text:style-name="T234"><text:tab/></text:span><text:span text:style-name="T235"><text:tab/></text:span></text:p>
      <text:p text:style-name="P236"><text:span text:style-name="T237">Другие устройства<text:s/></text:span><text:span text:style-name="T238"><text:tab/></text:span><text:span text:style-name="T239"><text:tab/></text:span><text:span text:style-name="T240"><text:tab/></text:span><text:span text:style-name="T241"><text:tab/></text:span><text:span text:style-name="T242"><text:tab/></text:span><text:span text:style-name="T243"><text:tab/></text:span><text:span text:style-name="T244"><text:tab/></text:span><text:span text:style-name="T245"><text:tab/></text:span><text:span text:style-name="T246"><text:tab/></text:span><text:span text:style-name="T247"><text:tab/></text:span><text:span text:style-name="T248"><text:tab/></text:span><text:span text:style-name="T249"><text:tab/></text:span><text:span text:style-name="T250"><text:tab/></text:span><text:span text:style-name="T251"><text:tab/></text:span><text:span text:style-name="T252"><text:tab/></text:span><text:span text:style-name="T253"><text:tab/></text:span><text:span text:style-name="T254"><text:tab/></text:span><text:span text:style-name="T255"><text:tab/></text:span><text:span text:style-name="T256"><text:tab/></text:span><text:span text:style-name="T257"><text:tab/></text:span><text:span text:style-name="T258"><text:tab/></text:span><text:span text:style-name="T259"><text:tab/></text:span><text:span text:style-name="T260"><text:tab/></text:span><text:span text:style-name="T261"><text:tab/></text:span></text:p>
      <text:p text:style-name="P262"/>
      <text:p text:style-name="P263">Оборудование ПЭВМ студента, если использовалось:</text:p>
      <text:p text:style-name="P264"><text:span text:style-name="T265">Процессор<text:s/></text:span><text:span text:style-name="T266"><text:tab/></text:span><text:span text:style-name="T267"><text:tab/></text:span><text:span text:style-name="T268"><text:tab/></text:span><text:span text:style-name="T269"><text:tab/></text:span><text:span text:style-name="T270">, ОП<text:s/></text:span><text:span text:style-name="T271"><text:tab/></text:span><text:span text:style-name="T272"><text:tab/></text:span><text:span text:style-name="T273"><text:s/>МБ, НМД<text:s/></text:span><text:span text:style-name="T274"><text:tab/></text:span><text:span text:style-name="T275"><text:tab/></text:span><text:span text:style-name="T276"><text:s/>ГБ. Монитор<text:s/></text:span><text:span text:style-name="T277"><text:tab/></text:span><text:span text:style-name="T278"><text:tab/></text:span></text:p>
      <text:p text:style-name="P279"><text:span text:style-name="T280">Другие устройства<text:s/></text:span><text:span text:style-name="T281"><text:tab/></text:span><text:span text:style-name="T282"><text:tab/></text:span><text:span text:style-name="T283"><text:tab/></text:span><text:span text:style-name="T284"><text:tab/></text:span><text:span text:style-name="T285"><text:tab/></text:span><text:span text:style-name="T286"><text:tab/></text:span><text:span text:style-name="T287"><text:tab/></text:span><text:span text:style-name="T288"><text:tab/></text:span><text:span text:style-name="T289"><text:tab/></text:span><text:span text:style-name="T290"><text:tab/></text:span><text:span text:style-name="T291"><text:tab/></text:span><text:span text:style-name="T292"><text:tab/></text:span><text:span text:style-name="T293"><text:tab/></text:span><text:span text:style-name="T294"><text:tab/></text:span><text:span text:style-name="T295"><text:tab/></text:span><text:span text:style-name="T296"><text:tab/></text:span><text:span text:style-name="T297"><text:tab/></text:span><text:span text:style-name="T298"><text:tab/></text:span><text:span text:style-name="T299"><text:tab/></text:span><text:span text:style-name="T300"><text:tab/></text:span><text:span text:style-name="T301"><text:tab/></text:span><text:span text:style-name="T302"><text:tab/></text:span><text:span text:style-name="T303"><text:tab/></text:span><text:span text:style-name="T304"><text:tab/></text:span></text:p>
      <text:p text:style-name="P305"/>
      <text:list text:style-name="WWNum1" text:continue-numbering="true">
        <text:list-item>
          <text:p text:style-name="P306"><text:span text:style-name="T307">Программное обеспечение</text:span><text:span text:style-name="T308"><text:s/>(</text:span><text:span text:style-name="T309">лабораторное</text:span><text:span text:style-name="T310">):</text:span></text:p>
        </text:list-item>
      </text:list>
      <text:p text:style-name="P311"><text:span text:style-name="T312">Операционная система семейства<text:s/></text:span><text:span text:style-name="T313"><text:tab/></text:span><text:span text:style-name="T314"><text:tab/></text:span><text:span text:style-name="T315">, наименование<text:s/></text:span><text:span text:style-name="T316"><text:tab/></text:span><text:span text:style-name="T317"><text:tab/></text:span><text:span text:style-name="T318"><text:tab/></text:span><text:span text:style-name="T319"><text:tab/></text:span><text:span text:style-name="T320"><text:s/>версия<text:s/></text:span><text:span text:style-name="T321"><text:tab/></text:span><text:span text:style-name="T322"><text:tab/></text:span></text:p>
      <text:p text:style-name="P323"><text:span text:style-name="T324">Интерпретатор команд<text:s/></text:span><text:span text:style-name="T325"><text:tab/></text:span><text:span text:style-name="T326"><text:tab/></text:span><text:span text:style-name="T327"><text:tab/></text:span><text:span text:style-name="T328"><text:tab/></text:span><text:span text:style-name="T329"><text:tab/></text:span><text:span text:style-name="T330"><text:tab/></text:span><text:span text:style-name="T331"><text:tab/></text:span><text:span text:style-name="T332"><text:s/>версия<text:s/></text:span><text:span text:style-name="T333"><text:tab/></text:span><text:span text:style-name="T334"><text:tab/></text:span><text:span text:style-name="T335"><text:tab/></text:span></text:p>
      <text:p text:style-name="P336"><text:span text:style-name="T337">Система программирования<text:s/></text:span><text:span text:style-name="T338"><text:tab/></text:span><text:span text:style-name="T339"><text:tab/></text:span><text:span text:style-name="T340"><text:tab/></text:span><text:span text:style-name="T341"><text:tab/></text:span><text:span text:style-name="T342"><text:tab/></text:span><text:span text:style-name="T343"><text:tab/></text:span><text:span text:style-name="T344"><text:tab/></text:span><text:span text:style-name="T345"><text:s/>версия<text:s/></text:span><text:span text:style-name="T346"><text:tab/></text:span><text:span text:style-name="T347"><text:tab/></text:span><text:span text:style-name="T348"><text:tab/></text:span></text:p>
      <text:p text:style-name="P349"><text:span text:style-name="T350">Редактор текстов<text:s/></text:span><text:span text:style-name="T351"><text:tab/></text:span><text:span text:style-name="T352"><text:tab/></text:span><text:span text:style-name="T353"><text:tab/></text:span><text:span text:style-name="T354"><text:tab/></text:span><text:span text:style-name="T355"><text:tab/></text:span><text:span text:style-name="T356"><text:tab/></text:span><text:span text:style-name="T357"><text:tab/></text:span><text:span text:style-name="T358"><text:tab/></text:span><text:span text:style-name="T359"><text:s/>версия<text:s/></text:span><text:span text:style-name="T360"><text:tab/></text:span><text:span text:style-name="T361"><text:tab/></text:span><text:span text:style-name="T362"><text:tab/></text:span></text:p>
      <text:p text:style-name="P363"><text:span text:style-name="T364">Утилиты операционной системы<text:s/></text:span><text:span text:style-name="T365"><text:tab/></text:span><text:span text:style-name="T366"><text:tab/></text:span><text:span text:style-name="T367"><text:tab/></text:span><text:span text:style-name="T368"><text:tab/></text:span><text:span text:style-name="T369"><text:tab/></text:span><text:span text:style-name="T370"><text:tab/></text:span><text:span text:style-name="T371"><text:tab/></text:span><text:span text:style-name="T372"><text:tab/></text:span><text:span text:style-name="T373"><text:tab/></text:span><text:span text:style-name="T374"><text:tab/></text:span><text:span text:style-name="T375"><text:tab/></text:span><text:span text:style-name="T376"><text:tab/></text:span><text:span text:style-name="T377"><text:tab/></text:span><text:span text:style-name="T378"><text:tab/></text:span><text:span text:style-name="T379"><text:tab/></text:span><text:span text:style-name="T380"><text:tab/></text:span><text:span text:style-name="T381"><text:tab/></text:span><text:span text:style-name="T382"><text:tab/></text:span><text:span text:style-name="T383"><text:tab/></text:span><text:span text:style-name="T384"><text:tab/></text:span><text:span text:style-name="T385"><text:tab/></text:span><text:span text:style-name="T386"><text:tab/></text:span></text:p>
      <text:p text:style-name="P387"><text:span text:style-name="T388">Прикладные системы и программы<text:s/></text:span><text:span text:style-name="T389"><text:tab/></text:span><text:span text:style-name="T390"><text:tab/></text:span><text:span text:style-name="T391"><text:tab/></text:span><text:span text:style-name="T392"><text:tab/></text:span><text:span text:style-name="T393"><text:tab/></text:span><text:span text:style-name="T394"><text:tab/></text:span><text:span text:style-name="T395"><text:tab/></text:span><text:span text:style-name="T396"><text:tab/></text:span><text:span text:style-name="T397"><text:tab/></text:span></text:p>
      <text:p text:style-name="P398"><text:span text:style-name="T399">Местонахождения и имена файлов программ и данных<text:s/></text:span><text:span text:style-name="T400"><text:tab/></text:span><text:span text:style-name="T401"><text:tab/></text:span><text:span text:style-name="T402"><text:tab/></text:span><text:span text:style-name="T403"><text:tab/></text:span><text:span text:style-name="T404"><text:tab/></text:span><text:span text:style-name="T405"><text:tab/></text:span><text:span text:style-name="T406"><text:tab/></text:span><text:span text:style-name="T407"><text:tab/></text:span><text:span text:style-name="T408"><text:tab/></text:span><text:span text:style-name="T409"><text:tab/></text:span><text:span text:style-name="T410"><text:tab/></text:span><text:span text:style-name="T411"><text:tab/></text:span><text:span text:style-name="T412"><text:tab/></text:span><text:span text:style-name="T413"><text:tab/></text:span><text:span text:style-name="T414"><text:tab/></text:span><text:span text:style-name="T415"><text:tab/></text:span><text:span text:style-name="T416"><text:tab/></text:span><text:span text:style-name="T417"><text:tab/></text:span><text:span text:style-name="T418"><text:tab/></text:span></text:p>
      <text:p text:style-name="P419"/>
      <text:p text:style-name="P420">Программное обеспечение ЭВМ студента, если использовалось:</text:p>
      <text:p text:style-name="P421"><text:span text:style-name="T422">Операционная система семейства<text:s/></text:span><text:span text:style-name="T423"><text:tab/></text:span><text:span text:style-name="T424"><text:tab/></text:span><text:span text:style-name="T425">, наименование<text:s/></text:span><text:span text:style-name="T426"><text:tab/></text:span><text:span text:style-name="T427"><text:tab/></text:span><text:span text:style-name="T428"><text:tab/></text:span><text:span text:style-name="T429"><text:tab/></text:span><text:span text:style-name="T430"><text:s/>версия<text:s/></text:span><text:span text:style-name="T431"><text:tab/></text:span><text:span text:style-name="T432"><text:tab/></text:span></text:p>
      <text:p text:style-name="P433"><text:span text:style-name="T434">Инт</text:span><text:span text:style-name="T435">ерпретатор команд<text:s/></text:span><text:span text:style-name="T436"><text:tab/></text:span><text:span text:style-name="T437"><text:tab/></text:span><text:span text:style-name="T438"><text:tab/></text:span><text:span text:style-name="T439"><text:tab/></text:span><text:span text:style-name="T440"><text:tab/></text:span><text:span text:style-name="T441"><text:tab/></text:span><text:span text:style-name="T442"><text:tab/></text:span><text:span text:style-name="T443"><text:s/>версия<text:s/></text:span><text:span text:style-name="T444"><text:tab/></text:span><text:span text:style-name="T445"><text:tab/></text:span><text:span text:style-name="T446"><text:tab/></text:span></text:p>
      <text:p text:style-name="P447"><text:span text:style-name="T448">Система программирования<text:s/></text:span><text:span text:style-name="T449"><text:tab/></text:span><text:span text:style-name="T450"><text:tab/></text:span><text:span text:style-name="T451"><text:tab/></text:span><text:span text:style-name="T452"><text:tab/></text:span><text:span text:style-name="T453"><text:tab/></text:span><text:span text:style-name="T454"><text:tab/></text:span><text:span text:style-name="T455"><text:tab/></text:span><text:span text:style-name="T456"><text:s/>версия<text:s/></text:span><text:span text:style-name="T457"><text:tab/></text:span><text:span text:style-name="T458"><text:tab/></text:span><text:span text:style-name="T459"><text:tab/></text:span></text:p>
      <text:p text:style-name="P460"><text:span text:style-name="T461">Редактор текстов<text:s/></text:span><text:span text:style-name="T462"><text:tab/></text:span><text:span text:style-name="T463"><text:tab/></text:span><text:span text:style-name="T464"><text:tab/></text:span><text:span text:style-name="T465"><text:tab/></text:span><text:span text:style-name="T466"><text:tab/></text:span><text:span text:style-name="T467"><text:tab/></text:span><text:span text:style-name="T468"><text:tab/></text:span><text:span text:style-name="T469"><text:tab/></text:span><text:span text:style-name="T470"><text:s/>версия<text:s/></text:span><text:span text:style-name="T471"><text:tab/></text:span><text:span text:style-name="T472"><text:tab/></text:span><text:span text:style-name="T473"><text:tab/></text:span></text:p>
      <text:p text:style-name="P474"><text:span text:style-name="T475">Утилиты операционной системы<text:s/></text:span><text:span text:style-name="T476"><text:tab/></text:span><text:span text:style-name="T477"><text:tab/></text:span><text:span text:style-name="T478"><text:tab/></text:span><text:span text:style-name="T479"><text:tab/></text:span><text:span text:style-name="T480"><text:tab/></text:span><text:span text:style-name="T481"><text:tab/></text:span><text:span text:style-name="T482"><text:tab/></text:span><text:span text:style-name="T483"><text:tab/></text:span><text:span text:style-name="T484"><text:tab/></text:span><text:span text:style-name="T485"><text:tab/></text:span><text:span text:style-name="T486"><text:tab/></text:span><text:span text:style-name="T487"><text:tab/></text:span><text:span text:style-name="T488"><text:tab/></text:span><text:span text:style-name="T489"><text:tab/></text:span><text:span text:style-name="T490"><text:tab/></text:span><text:span text:style-name="T491"><text:tab/></text:span><text:span text:style-name="T492"><text:tab/></text:span><text:span text:style-name="T493"><text:tab/></text:span><text:span text:style-name="T494"><text:tab/></text:span><text:span text:style-name="T495"><text:tab/></text:span><text:span text:style-name="T496"><text:tab/></text:span><text:span text:style-name="T497"><text:tab/></text:span></text:p>
      <text:p text:style-name="P498"><text:span text:style-name="T499">Прикладные системы и программы<text:s/></text:span><text:span text:style-name="T500"><text:tab/></text:span><text:span text:style-name="T501"><text:tab/></text:span><text:span text:style-name="T502"><text:tab/></text:span><text:span text:style-name="T503"><text:tab/></text:span><text:span text:style-name="T504"><text:tab/></text:span><text:span text:style-name="T505"><text:tab/></text:span><text:span text:style-name="T506"><text:tab/></text:span><text:span text:style-name="T507"><text:tab/></text:span><text:span text:style-name="T508"><text:tab/></text:span></text:p>
      <text:p text:style-name="P509"><text:span text:style-name="T510">Местонахождения и имена файлов<text:s/></text:span><text:span text:style-name="T511">программ и данных<text:s/></text:span><text:span text:style-name="T512"><text:tab/></text:span><text:span text:style-name="T513"><text:tab/></text:span><text:span text:style-name="T514"><text:tab/></text:span><text:span text:style-name="T515"><text:tab/></text:span><text:span text:style-name="T516"><text:tab/></text:span><text:span text:style-name="T517"><text:tab/></text:span><text:span text:style-name="T518"><text:tab/></text:span><text:span text:style-name="T519"><text:tab/></text:span><text:span text:style-name="T520"><text:tab/></text:span><text:span text:style-name="T521"><text:tab/></text:span><text:span text:style-name="T522"><text:tab/></text:span><text:span text:style-name="T523"><text:tab/></text:span><text:span text:style-name="T524"><text:tab/></text:span><text:span text:style-name="T525"><text:tab/></text:span><text:span text:style-name="T526"><text:tab/></text:span><text:span text:style-name="T527"><text:tab/></text:span><text:span text:style-name="T528"><text:tab/></text:span><text:span text:style-name="T529"><text:tab/></text:span><text:span text:style-name="T530"><text:tab/></text:span></text:p>
      <text:soft-page-break/>
      <text:list text:style-name="WWNum1" text:continue-numbering="true">
        <text:list-item>
          <text:p text:style-name="P531"><text:span text:style-name="T532">Идея, метод, алгоритм</text:span><text:span text:style-name="T533"><text:s/>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</text:list-item>
      </text:list>
      <text:p text:style-name="P534"/>
      <text:p text:style-name="Standard"><text:span text:style-name="T535">Для выполнения задания запоминаю переменные</text:span><text:span text:style-name="T536"><text:s/>“</text:span><text:span text:style-name="T537">a</text:span><text:span text:style-name="T538">” и “</text:span><text:span text:style-name="T539">b</text:span><text:span text:style-name="T540">” при правильном вводе и подставляю заполнении дерева</text:span></text:p>
      <text:p text:style-name="P541"/>
      <text:p text:style-name="P542"/>
      <text:p text:style-name="P543"/>
      <text:p text:style-name="P544"/>
      <text:p text:style-name="P545"/>
      <text:p text:style-name="P546"/>
      <text:p text:style-name="P547"/>
      <text:p text:style-name="P548"/>
      <text:p text:style-name="P549"/>
      <text:p text:style-name="P550"/>
      <text:p text:style-name="P551"/>
      <text:p text:style-name="P552"/>
      <text:p text:style-name="P553"/>
      <text:p text:style-name="P554"/>
      <text:p text:style-name="P555"/>
      <text:p text:style-name="P556"/>
      <text:p text:style-name="P557"/>
      <text:p text:style-name="P558"/>
      <text:p text:style-name="P559"/>
      <text:p text:style-name="P560"/>
      <text:p text:style-name="P561"/>
      <text:p text:style-name="P562"/>
      <text:p text:style-name="P563"/>
      <text:p text:style-name="P564"/>
      <text:p text:style-name="P565"/>
      <text:list text:style-name="WWNum1" text:continue-numbering="true">
        <text:list-item>
          <text:p text:style-name="P566"><text:span text:style-name="T567">Сценарий выполнения работы</text:span><text:span text:style-name="T568"><text:s/>[план работы, первоначальный текст программы в черновике (можно на отдельном листе) и тесты, либо соображения по тестированию].</text:span></text:p>
        </text:list-item>
      </text:list>
      <text:p text:style-name="P569"/>
      <text:list text:style-name="LFO3" text:continue-numbering="true">
        <text:list-item>
          <text:p text:style-name="P570">Реализовать считывание ввода и запись в очередь токенов</text:p>
        </text:list-item>
        <text:list-item>
          <text:p text:style-name="P571">Реализовать алгоритм сортировочной станции Дейкстры</text:p>
        </text:list-item>
        <text:list-item>
          <text:p text:style-name="P572">Реализовать алгоритм построения дерева через стек и польскую запись</text:p>
        </text:list-item>
        <text:list-item>
          <text:p text:style-name="P573"><text:span text:style-name="T574">Реализовать функцию определения переменных “</text:span><text:span text:style-name="T575">a</text:span><text:span text:style-name="T576">” и “</text:span><text:span text:style-name="T577">b</text:span><text:span text:style-name="T578">”</text:span></text:p>
        </text:list-item>
        <text:list-item>
          <text:p text:style-name="P579"><text:span text:style-name="T580">Реализовать функцию<text:s/></text:span><text:span text:style-name="T581">подстановки этих переменных в выражение (</text:span><text:span text:style-name="T582">a</text:span><text:span text:style-name="T583">-</text:span><text:span text:style-name="T584">b</text:span><text:span text:style-name="T585">)*(</text:span><text:span text:style-name="T586">a</text:span><text:span text:style-name="T587">^2+</text:span><text:span text:style-name="T588">a</text:span><text:span text:style-name="T589">*</text:span><text:span text:style-name="T590">b</text:span><text:span text:style-name="T591">+</text:span><text:span text:style-name="T592">b</text:span><text:span text:style-name="T593">^2)</text:span></text:p>
        </text:list-item>
        <text:list-item>
          <text:p text:style-name="P594">Реализовать вывод дерева на экран и вывод инфиксной записи по дереву</text:p>
        </text:list-item>
      </text:list>
      <text:p text:style-name="P595"/>
      <text:p text:style-name="P596"/>
      <text:p text:style-name="P597"/>
      <text:p text:style-name="P598"/>
      <text:p text:style-name="P599"/>
      <text:p text:style-name="P600"/>
      <text:p text:style-name="P601"/>
      <text:p text:style-name="P602"/>
      <text:p text:style-name="P603"/>
      <text:p text:style-name="P604"/>
      <text:p text:style-name="P605"/>
      <text:p text:style-name="P606"/>
      <text:p text:style-name="P607"/>
      <text:p text:style-name="P608"/>
      <text:p text:style-name="P609"/>
      <text:p text:style-name="P610"/>
      <text:p text:style-name="P611"/>
      <text:p text:style-name="P612"/>
      <text:p text:style-name="P613"/>
      <text:p text:style-name="P614"/>
      <text:p text:style-name="P615"/>
      <text:p text:style-name="P616"/>
      <text:p text:style-name="P617"/>
      <text:p text:style-name="Standard"><text:span text:style-name="T618">Пункты 1-7 отчёта составляются<text:s/></text:span><text:span text:style-name="T619">строго до</text:span><text:span text:style-name="T620"><text:s/>начала лабораторной работы.</text:span></text:p>
      <text:p text:style-name="P621"/>
      <text:soft-page-break/>
      <text:p text:style-name="P622"><text:span text:style-name="T623">Допущен к выполнению<text:s/></text:span><text:span text:style-name="T624">работы. Подпись преподавателя<text:s/></text:span><text:span text:style-name="T625"><text:tab/></text:span><text:span text:style-name="T626"><text:tab/></text:span><text:span text:style-name="T627"><text:tab/></text:span><text:span text:style-name="T628"><text:tab/></text:span></text:p>
      <text:list text:style-name="WWNum1" text:continue-numbering="true">
        <text:list-item>
          <text:p text:style-name="P629"><text:span text:style-name="T630">Распечатка протокола</text:span><text:span text:style-name="T631"><text:s/>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632"/>
      <text:p text:style-name="P633"/>
      <text:p text:style-name="P634"/>
      <text:p text:style-name="P635"/>
      <text:p text:style-name="P636"/>
      <text:p text:style-name="P637"/>
      <text:p text:style-name="P638"/>
      <text:p text:style-name="P639"/>
      <text:p text:style-name="P640"/>
      <text:p text:style-name="P641"/>
      <text:p text:style-name="P642"/>
      <text:p text:style-name="P643"/>
      <text:p text:style-name="P644"/>
      <text:p text:style-name="P645"/>
      <text:p text:style-name="P646"/>
      <text:p text:style-name="P647"/>
      <text:p text:style-name="P648"/>
      <text:p text:style-name="P649"/>
      <text:p text:style-name="P650"/>
      <text:p text:style-name="P651"/>
      <text:p text:style-name="P652"/>
      <text:p text:style-name="P653"/>
      <text:p text:style-name="P654"/>
      <text:p text:style-name="P655"/>
      <text:p text:style-name="P656"/>
      <text:p text:style-name="P657"/>
      <text:p text:style-name="P658"/>
      <text:p text:style-name="P659"/>
      <text:p text:style-name="P660"/>
      <text:p text:style-name="P661"/>
      <text:p text:style-name="P662"/>
      <text:p text:style-name="P663"/>
      <text:p text:style-name="P664"/>
      <text:p text:style-name="P665"/>
      <text:p text:style-name="P666"/>
      <text:p text:style-name="P667"/>
      <text:p text:style-name="P668"/>
      <text:p text:style-name="P669"/>
      <text:p text:style-name="P670"/>
      <text:p text:style-name="P671"/>
      <text:p text:style-name="P672"/>
      <text:p text:style-name="P673"/>
      <text:p text:style-name="P674"/>
      <text:p text:style-name="P675"/>
      <text:p text:style-name="P676"/>
      <text:p text:style-name="P677"/>
      <text:p text:style-name="P678"/>
      <text:p text:style-name="P679"/>
      <text:p text:style-name="P680"/>
      <text:p text:style-name="P681"/>
      <text:p text:style-name="P682"/>
      <text:p text:style-name="P683"/>
      <text:p text:style-name="P684"/>
      <text:p text:style-name="P685"/>
      <text:p text:style-name="P686"/>
      <text:p text:style-name="P687"/>
      <text:p text:style-name="P688"/>
      <text:p text:style-name="P689"/>
      <text:p text:style-name="P690"/>
      <text:p text:style-name="P691"/>
      <text:p text:style-name="P692"/>
      <text:p text:style-name="P693"/>
      <text:p text:style-name="P694"/>
      <text:p text:style-name="P695"/>
      <text:p text:style-name="P696"/>
      <text:p text:style-name="P697"/>
      <text:p text:style-name="P698"/>
      <text:p text:style-name="P699"/>
      <text:soft-page-break/>
      <text:list text:style-name="WWNum1" text:continue-numbering="true">
        <text:list-item>
          <text:p text:style-name="P700"><text:span text:style-name="T701">Дневник отладки</text:span><text:span text:style-name="T702"><text:s/></text:span><text:span text:style-name="T703">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<text:s/></text:span><text:span text:style-name="T704">других лиц в написании и отладке программы.</text:span></text:p>
        </text:list-item>
      </text:list>
      <table:table table:style-name="Table705">
        <table:table-columns>
          <table:table-column table:style-name="TableColumn706"/>
          <table:table-column table:style-name="TableColumn707"/>
          <table:table-column table:style-name="TableColumn708"/>
          <table:table-column table:style-name="TableColumn709"/>
          <table:table-column table:style-name="TableColumn710"/>
          <table:table-column table:style-name="TableColumn711"/>
          <table:table-column table:style-name="TableColumn712"/>
        </table:table-columns>
        <table:table-row table:style-name="TableRow713">
          <table:table-cell table:style-name="TableCell714">
            <text:p text:style-name="P715">№</text:p>
          </table:table-cell>
          <table:table-cell table:style-name="TableCell716">
            <text:p text:style-name="P717">Лаб.</text:p>
            <text:p text:style-name="P718">или</text:p>
            <text:p text:style-name="P719">дом.</text:p>
          </table:table-cell>
          <table:table-cell table:style-name="TableCell720">
            <text:p text:style-name="P721">Дата</text:p>
          </table:table-cell>
          <table:table-cell table:style-name="TableCell722">
            <text:p text:style-name="P723">Время</text:p>
          </table:table-cell>
          <table:table-cell table:style-name="TableCell724">
            <text:p text:style-name="P725">Событие</text:p>
          </table:table-cell>
          <table:table-cell table:style-name="TableCell726">
            <text:p text:style-name="P727">Действие по исправлению</text:p>
          </table:table-cell>
          <table:table-cell table:style-name="TableCell728">
            <text:p text:style-name="P729">Примечание</text:p>
          </table:table-cell>
        </table:table-row>
        <table:table-row table:style-name="TableRow730">
          <table:table-cell table:style-name="TableCell731">
            <text:p text:style-name="P732"/>
            <text:p text:style-name="P733"/>
            <text:p text:style-name="P734"/>
            <text:p text:style-name="P735"/>
            <text:p text:style-name="P736"/>
            <text:p text:style-name="P737"/>
            <text:p text:style-name="P738"/>
            <text:p text:style-name="P739"/>
            <text:p text:style-name="P740"/>
            <text:p text:style-name="P741"/>
            <text:p text:style-name="P742"/>
            <text:p text:style-name="P743"/>
            <text:p text:style-name="P744"/>
            <text:p text:style-name="P745"/>
            <text:p text:style-name="P746"/>
            <text:p text:style-name="P747"/>
            <text:p text:style-name="P748"/>
            <text:p text:style-name="P749"/>
            <text:p text:style-name="P750"/>
            <text:p text:style-name="P751"/>
            <text:p text:style-name="P752"/>
            <text:p text:style-name="P753"/>
            <text:p text:style-name="P754"/>
            <text:p text:style-name="P755"/>
            <text:p text:style-name="P756"/>
            <text:p text:style-name="P757"/>
            <text:p text:style-name="P758"/>
            <text:p text:style-name="P759"/>
          </table:table-cell>
          <table:table-cell table:style-name="TableCell760">
            <text:p text:style-name="P761"/>
          </table:table-cell>
          <table:table-cell table:style-name="TableCell762">
            <text:p text:style-name="P763"/>
          </table:table-cell>
          <table:table-cell table:style-name="TableCell764">
            <text:p text:style-name="P765"/>
          </table:table-cell>
          <table:table-cell table:style-name="TableCell766">
            <text:p text:style-name="P767"/>
          </table:table-cell>
          <table:table-cell table:style-name="TableCell768">
            <text:p text:style-name="P769"/>
          </table:table-cell>
          <table:table-cell table:style-name="TableCell770">
            <text:p text:style-name="P771"/>
          </table:table-cell>
        </table:table-row>
      </table:table>
      <text:p text:style-name="P772"/>
      <text:list text:style-name="WWNum1" text:continue-numbering="true">
        <text:list-item>
          <text:p text:style-name="P773"><text:span text:style-name="T774">Замечание автора по существу работы<text:s/></text:span><text:span text:style-name="T775"><text:tab/></text:span><text:span text:style-name="T776"><text:tab/></text:span><text:span text:style-name="T777"><text:tab/></text:span><text:span text:style-name="T778"><text:tab/></text:span><text:span text:style-name="T779"><text:tab/></text:span><text:span text:style-name="T780"><text:tab/></text:span><text:span text:style-name="T781"><text:tab/></text:span><text:span text:style-name="T782"><text:tab/></text:span><text:span text:style-name="T783"><text:tab/></text:span><text:span text:style-name="T784"><text:tab/></text:span><text:span text:style-name="T785"><text:tab/></text:span><text:span text:style-name="T786"><text:tab/></text:span><text:span text:style-name="T787"><text:tab/></text:span><text:span text:style-name="T788"><text:tab/></text:span><text:span text:style-name="T789"><text:tab/></text:span><text:span text:style-name="T790"><text:tab/></text:span><text:span text:style-name="T791"><text:tab/></text:span><text:span text:style-name="T792"><text:tab/></text:span><text:span text:style-name="T793"><text:tab/></text:span><text:span text:style-name="T794"><text:tab/></text:span><text:span text:style-name="T795"><text:tab/></text:span><text:span text:style-name="T796"><text:tab/></text:span><text:span text:style-name="T797"><text:tab/></text:span><text:span text:style-name="T798"><text:tab/></text:span><text:span text:style-name="T799"><text:tab/></text:span><text:span text:style-name="T800"><text:tab/></text:span><text:span text:style-name="T801"><text:tab/></text:span><text:span text:style-name="T802"><text:tab/></text:span><text:span text:style-name="T803"><text:tab/></text:span><text:span text:style-name="T804"><text:tab/></text:span><text:span text:style-name="T805"><text:tab/></text:span><text:span text:style-name="T806"><text:tab/></text:span><text:span text:style-name="T807"><text:tab/></text:span><text:span text:style-name="T808"><text:tab/></text:span><text:span text:style-name="T809"><text:tab/></text:span><text:span text:style-name="T810"><text:tab/></text:span><text:span text:style-name="T811"><text:tab/></text:span><text:span text:style-name="T812"><text:tab/></text:span><text:span text:style-name="T813"><text:tab/></text:span><text:span text:style-name="T814"><text:tab/></text:span><text:span text:style-name="T815"><text:tab/></text:span><text:span text:style-name="T816"><text:tab/></text:span><text:span text:style-name="T817"><text:tab/></text:span><text:span text:style-name="T818"><text:tab/></text:span><text:span text:style-name="T819"><text:tab/></text:span><text:span text:style-name="T820"><text:tab/></text:span><text:span text:style-name="T821"><text:tab/></text:span></text:p>
        </text:list-item>
        <text:list-item>
          <text:p text:style-name="P822"><text:span text:style-name="T823">Выводы <text:s/></text:span><text:span text:style-name="T824">В<text:s/></text:span><text:span text:style-name="T825">деревьях выражений удобно хранить математические выражения, выполнять над ними преобразования. Алгоритм сортировочной станции Дейкстры применяется для перевода выражения в постфиксную форму, которая понятна компьютеру.</text:span></text:p>
        </text:list-item>
      </text:list>
      <text:p text:style-name="P826"><text:span text:style-name="T827"><text:tab/></text:span><text:span text:style-name="T828"><text:tab/></text:span><text:span text:style-name="T829"><text:tab/></text:span><text:span text:style-name="T830"><text:tab/></text:span><text:span text:style-name="T831"><text:tab/></text:span><text:span text:style-name="T832"><text:tab/></text:span><text:span text:style-name="T833"><text:tab/></text:span><text:span text:style-name="T834"><text:tab/></text:span><text:span text:style-name="T835"><text:tab/></text:span><text:span text:style-name="T836"><text:tab/></text:span><text:span text:style-name="T837"><text:tab/></text:span><text:span text:style-name="T838"><text:tab/></text:span><text:span text:style-name="T839"><text:tab/></text:span><text:span text:style-name="T840"><text:tab/></text:span><text:span text:style-name="T841"><text:tab/></text:span><text:span text:style-name="T842"><text:tab/></text:span><text:span text:style-name="T843"><text:tab/></text:span><text:span text:style-name="T844"><text:tab/></text:span><text:span text:style-name="T845"><text:tab/></text:span><text:span text:style-name="T846"><text:tab/></text:span><text:span text:style-name="T847"><text:tab/></text:span><text:span text:style-name="T848"><text:tab/></text:span><text:span text:style-name="T849"><text:tab/></text:span><text:span text:style-name="T850"><text:tab/></text:span><text:span text:style-name="T851"><text:tab/></text:span><text:span text:style-name="T852"><text:tab/></text:span><text:span text:style-name="T853"><text:tab/></text:span><text:span text:style-name="T854"><text:tab/></text:span><text:span text:style-name="T855"><text:tab/></text:span><text:span text:style-name="T856"><text:tab/></text:span><text:span text:style-name="T857"><text:tab/></text:span><text:span text:style-name="T858"><text:tab/></text:span><text:span text:style-name="T859"><text:tab/></text:span><text:span text:style-name="T860"><text:tab/></text:span><text:span text:style-name="T861"><text:tab/></text:span><text:span text:style-name="T862"><text:tab/></text:span><text:span text:style-name="T863"><text:tab/></text:span><text:span text:style-name="T864"><text:tab/></text:span><text:span text:style-name="T865"><text:tab/></text:span><text:span text:style-name="T866"><text:tab/></text:span><text:span text:style-name="T867"><text:tab/></text:span><text:span text:style-name="T868"><text:tab/></text:span><text:span text:style-name="T869"><text:tab/></text:span><text:span text:style-name="T870"><text:tab/></text:span><text:span text:style-name="T871"><text:tab/></text:span><text:span text:style-name="T872"><text:tab/></text:span><text:span text:style-name="T873"><text:tab/></text:span><text:span text:style-name="T874"><text:tab/></text:span><text:span text:style-name="T875"><text:tab/></text:span><text:span text:style-name="T876"><text:tab/></text:span><text:span text:style-name="T877"><text:tab/></text:span><text:span text:style-name="T878"><text:tab/></text:span><text:span text:style-name="T879"><text:tab/></text:span><text:span text:style-name="T880"><text:tab/></text:span><text:span text:style-name="T881"><text:tab/></text:span><text:span text:style-name="T882"><text:tab/></text:span><text:span text:style-name="T883"><text:tab/></text:span><text:span text:style-name="T884"><text:tab/></text:span><text:span text:style-name="T885"><text:tab/></text:span><text:span text:style-name="T886"><text:tab/></text:span><text:span text:style-name="T887"><text:tab/></text:span><text:span text:style-name="T888"><text:tab/></text:span><text:span text:style-name="T889"><text:tab/></text:span><text:span text:style-name="T890"><text:tab/></text:span><text:span text:style-name="T891"><text:tab/></text:span><text:span text:style-name="T892"><text:tab/></text:span><text:span text:style-name="T893"><text:tab/></text:span><text:span text:style-name="T894"><text:tab/></text:span><text:span text:style-name="T895"><text:tab/></text:span><text:span text:style-name="T896"><text:tab/></text:span><text:span text:style-name="T897"><text:tab/></text:span><text:span text:style-name="T898"><text:tab/></text:span><text:span text:style-name="T899"><text:tab/></text:span><text:span text:style-name="T900"><text:tab/></text:span><text:span text:style-name="T901"><text:tab/></text:span><text:span text:style-name="T902"><text:tab/></text:span><text:span text:style-name="T903"><text:tab/></text:span><text:span text:style-name="T904"><text:tab/></text:span><text:span text:style-name="T905"><text:tab/></text:span><text:span text:style-name="T906"><text:tab/></text:span><text:span text:style-name="T907"><text:tab/></text:span><text:span text:style-name="T908"><text:tab/></text:span><text:span text:style-name="T909"><text:tab/></text:span><text:span text:style-name="T910"><text:tab/></text:span><text:span text:style-name="T911"><text:tab/></text:span><text:span text:style-name="T912"><text:tab/></text:span><text:span text:style-name="T913"><text:tab/></text:span><text:span text:style-name="T914"><text:tab/></text:span><text:span text:style-name="T915"><text:tab/></text:span><text:span text:style-name="T916"><text:tab/></text:span><text:span text:style-name="T917"><text:tab/></text:span><text:span text:style-name="T918"><text:tab/></text:span><text:span text:style-name="T919"><text:tab/></text:span><text:span text:style-name="T920"><text:tab/></text:span><text:span text:style-name="T921"><text:tab/></text:span><text:span text:style-name="T922"><text:tab/></text:span><text:span text:style-name="T923"><text:tab/></text:span><text:span text:style-name="T924"><text:tab/></text:span><text:span text:style-name="T925"><text:tab/></text:span><text:span text:style-name="T926"><text:tab/></text:span><text:span text:style-name="T927"><text:tab/></text:span><text:span text:style-name="T928"><text:tab/></text:span><text:span text:style-name="T929"><text:tab/></text:span><text:span text:style-name="T930"><text:tab/></text:span><text:span text:style-name="T931"><text:tab/></text:span><text:span text:style-name="T932"><text:tab/></text:span><text:span text:style-name="T933"><text:tab/></text:span><text:span text:style-name="T934"><text:tab/></text:span><text:span text:style-name="T935"><text:tab/></text:span><text:span text:style-name="T936"><text:tab/></text:span><text:span text:style-name="T937"><text:tab/></text:span><text:span text:style-name="T938"><text:tab/></text:span><text:span text:style-name="T939"><text:tab/></text:span><text:span text:style-name="T940"><text:tab/></text:span><text:span text:style-name="T941"><text:tab/></text:span><text:span text:style-name="T942"><text:tab/></text:span><text:span text:style-name="T943"><text:tab/></text:span><text:span text:style-name="T944"><text:tab/></text:span><text:span text:style-name="T945"><text:tab/></text:span><text:span text:style-name="T946"><text:tab/></text:span><text:span text:style-name="T947"><text:tab/></text:span><text:span text:style-name="T948"><text:tab/></text:span><text:span text:style-name="T949"><text:tab/></text:span><text:span text:style-name="T950"><text:tab/></text:span></text:p>
      <text:p text:style-name="P951"><text:span text:style-name="T952">Недочеты, допущенные при выполнении задания, могут быть устранены следующим образом<text:s/></text:span><text:span text:style-name="T953"><text:tab/></text:span><text:span text:style-name="T954"><text:tab/></text:span><text:span text:style-name="T955"><text:tab/></text:span><text:span text:style-name="T956"><text:tab/></text:span><text:span text:style-name="T957"><text:tab/></text:span><text:span text:style-name="T958"><text:tab/></text:span><text:span text:style-name="T959"><text:tab/></text:span><text:span text:style-name="T960"><text:tab/></text:span><text:span text:style-name="T961"><text:tab/></text:span><text:span text:style-name="T962"><text:tab/></text:span><text:span text:style-name="T963"><text:tab/></text:span><text:span text:style-name="T964"><text:tab/></text:span><text:span text:style-name="T965"><text:tab/></text:span><text:span text:style-name="T966"><text:tab/></text:span><text:span text:style-name="T967"><text:tab/></text:span><text:span text:style-name="T968"><text:tab/></text:span><text:span text:style-name="T969"><text:tab/></text:span><text:span text:style-name="T970"><text:tab/></text:span><text:span text:style-name="T971"><text:tab/></text:span><text:span text:style-name="T972"><text:tab/></text:span><text:span text:style-name="T973"><text:tab/></text:span><text:span text:style-name="T974"><text:tab/></text:span><text:span text:style-name="T975"><text:tab/></text:span><text:span text:style-name="T976"><text:tab/></text:span><text:span text:style-name="T977"><text:tab/></text:span><text:span text:style-name="T978"><text:tab/></text:span><text:span text:style-name="T979"><text:tab/></text:span><text:span text:style-name="T980"><text:tab/></text:span><text:span text:style-name="T981"><text:tab/></text:span><text:span text:style-name="T982"><text:tab/></text:span><text:span text:style-name="T983"><text:tab/></text:span><text:span text:style-name="T984"><text:tab/></text:span><text:span text:style-name="T985"><text:tab/></text:span><text:span text:style-name="T986"><text:tab/></text:span><text:span text:style-name="T987"><text:tab/></text:span><text:span text:style-name="T988"><text:tab/></text:span><text:span text:style-name="T989"><text:tab/></text:span><text:span text:style-name="T990"><text:tab/></text:span><text:span text:style-name="T991"><text:tab/></text:span><text:span text:style-name="T992"><text:tab/></text:span><text:span text:style-name="T993"><text:tab/></text:span><text:span text:style-name="T994"><text:tab/></text:span><text:span text:style-name="T995"><text:tab/></text:span><text:span text:style-name="T996"><text:tab/></text:span><text:span text:style-name="T997"><text:tab/></text:span><text:span text:style-name="T998"><text:tab/></text:span><text:span text:style-name="T999"><text:tab/></text:span><text:span text:style-name="T1000"><text:tab/></text:span><text:span text:style-name="T1001"><text:tab/></text:span><text:span text:style-name="T1002"><text:tab/></text:span><text:span text:style-name="T1003"><text:tab/></text:span><text:span text:style-name="T1004"><text:tab/></text:span><text:span text:style-name="T1005"><text:tab/></text:span><text:span text:style-name="T1006"><text:tab/></text:span><text:span text:style-name="T1007"><text:tab/></text:span><text:span text:style-name="T1008"><text:tab/></text:span><text:span text:style-name="T1009"><text:tab/></text:span><text:span text:style-name="T1010"><text:tab/></text:span><text:span text:style-name="T1011"><text:tab/></text:span><text:span text:style-name="T1012"><text:tab/></text:span><text:span text:style-name="T1013"><text:tab/></text:span><text:span text:style-name="T1014"><text:tab/></text:span><text:span text:style-name="T1015"><text:tab/></text:span><text:span text:style-name="T1016"><text:tab/></text:span><text:span text:style-name="T1017"><text:tab/></text:span><text:span text:style-name="T1018"><text:tab/></text:span><text:span text:style-name="T1019"><text:tab/></text:span></text:p>
      <text:p text:style-name="P1020"/>
      <text:p text:style-name="P1021"><text:span text:style-name="T1022">Подпись студент</text:span><text:span text:style-name="T1023">а<text:s/></text:span><text:span text:style-name="T1024"><text:tab/></text:span><text:span text:style-name="T1025"><text:tab/></text:span><text:span text:style-name="T1026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oto Serif CJK SC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style:vertical-align="auto"/>
      <style:text-properties style:font-name="Times New Roman" style:font-name-asian="Times New Roman" style:font-name-complex="Times New Roman" style:language-asian="ru" style:country-asian="RU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Droid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Droid Sans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Droid Sans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Droid Sans Devanagari" fo:hyphenate="false"/>
    </style:style>
    <style:style style:name="DocumentMap" style:display-name="DocumentMap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ru" style:country-asian="RU" fo:hyphenate="false"/>
    </style:style>
    <style:style style:name="Сеткатаблицы1" style:display-name="Сетка таблицы1" style:family="paragraph" style:parent-style-name="DocumentMap">
      <style:text-properties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" style:display-name="ListLabel 1" style:family="text">
      <style:text-properties style:font-name="Times New Roman" style:font-name-asian="Times New Roman" style:font-name-complex="Times New Roman" fo:font-weight="bold" style:font-weight-asian="bold" fo:font-size="10pt" style:font-size-asian="10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WW_CharLFO1LVL1" style:family="text">
      <style:text-properties style:font-name="Times New Roman" style:font-name-complex="Times New Roman" fo:font-weight="bold" style:font-weight-asian="bold" fo:font-size="10pt" style:font-size-asian="10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4993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 </dc:title>
    <meta:initial-creator>Гость</meta:initial-creator>
    <dc:creator>Ilya Petrov</dc:creator>
    <meta:creation-date>2020-06-25T19:51:00Z</meta:creation-date>
    <dc:date>2022-05-29T21:53:00Z</dc:date>
    <meta:print-date>2006-09-06T14:56:00Z</meta:print-date>
    <meta:template xlink:href="Normal" xlink:type="simple"/>
    <meta:editing-cycles>5</meta:editing-cycles>
    <meta:editing-duration>PT1020S</meta:editing-duration>
    <meta:user-defined meta:name="Operator">Константин</meta:user-defined>
    <meta:document-statistic meta:page-count="4" meta:paragraph-count="8" meta:word-count="605" meta:character-count="4049" meta:row-count="28" meta:non-whitespace-character-count="3452"/>
  </office:meta>
</office:document-meta>
</file>